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4cm" fo:margin-left="-0.018cm" table:align="left" style:writing-mode="lr-tb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8.934cm"/>
    </style:style>
    <style:style style:name="Table1.C" style:family="table-column">
      <style:table-column-properties style:column-width="5.308cm"/>
    </style:style>
    <style:style style:name="Table1.1" style:family="table-row">
      <style:table-row-properties style:min-row-height="0.938cm"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97cm" fo:border="0.1pt solid #000000" style:writing-mode="lr-tb"/>
    </style:style>
    <style:style style:name="Table1.2" style:family="table-row">
      <style:table-row-properties style:min-row-height="0.531cm"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009cm" fo:margin-left="-0.168cm" table:align="left" style:writing-mode="lr-tb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4.916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5.0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009cm" fo:margin-left="-0.168cm" table:align="left" style:writing-mode="lr-tb"/>
    </style:style>
    <style:style style:name="Table3.A" style:family="table-column">
      <style:table-column-properties style:column-width="8.722cm"/>
    </style:style>
    <style:style style:name="Table3.B" style:family="table-column">
      <style:table-column-properties style:column-width="0.422cm"/>
    </style:style>
    <style:style style:name="Table3.C" style:family="table-column">
      <style:table-column-properties style:column-width="6.86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986cm" fo:margin-left="-0.168cm" table:align="left" style:writing-mode="lr-tb"/>
    </style:style>
    <style:style style:name="Table4.A" style:family="table-column">
      <style:table-column-properties style:column-width="4.438cm"/>
    </style:style>
    <style:style style:name="Table4.B" style:family="table-column">
      <style:table-column-properties style:column-width="11.54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999cm" fo:margin-left="-0.168cm" table:align="left" style:writing-mode="lr-tb"/>
    </style:style>
    <style:style style:name="Table5.A" style:family="table-column">
      <style:table-column-properties style:column-width="4.441cm"/>
    </style:style>
    <style:style style:name="Table5.B" style:family="table-column">
      <style:table-column-properties style:column-width="5.521cm"/>
    </style:style>
    <style:style style:name="Table5.C" style:family="table-column">
      <style:table-column-properties style:column-width="1.617cm"/>
    </style:style>
    <style:style style:name="Table5.D" style:family="table-column">
      <style:table-column-properties style:column-width="4.429cm"/>
    </style:style>
    <style:style style:name="Table5.E" style:family="table-column">
      <style:table-column-properties style:column-width="1.9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fo:padding="0cm" fo:border-left="0.5pt solid #000000" fo:border-right="none" fo:border-top="none" fo:border-bottom="none"/>
    </style:style>
    <style:style style:name="Table5.E2" style:family="table-cell">
      <style:table-cell-properties fo:padding="0cm" fo:border-left="0.5pt solid #000000" fo:border-right="none" fo:border-top="none" fo:border-bottom="none"/>
    </style:style>
    <style:style style:name="Table5.E3" style:family="table-cell">
      <style:table-cell-properties fo:padding="0cm" fo:border-left="0.5pt solid #000000" fo:border-right="none" fo:border-top="none" fo:border-bottom="none"/>
    </style:style>
    <style:style style:name="Table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939cm" fo:margin-left="-0.168cm" table:align="left" style:writing-mode="lr-tb"/>
    </style:style>
    <style:style style:name="Table6.A" style:family="table-column">
      <style:table-column-properties style:column-width="8.722cm"/>
    </style:style>
    <style:style style:name="Table6.B" style:family="table-column">
      <style:table-column-properties style:column-width="0.422cm"/>
    </style:style>
    <style:style style:name="Table6.C" style:family="table-column">
      <style:table-column-properties style:column-width="8.795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939cm" fo:margin-left="-0.168cm" table:align="left" style:writing-mode="lr-tb"/>
    </style:style>
    <style:style style:name="Table7.A" style:family="table-column">
      <style:table-column-properties style:column-width="8.722cm"/>
    </style:style>
    <style:style style:name="Table7.B" style:family="table-column">
      <style:table-column-properties style:column-width="0.422cm"/>
    </style:style>
    <style:style style:name="Table7.C" style:family="table-column">
      <style:table-column-properties style:column-width="8.795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939cm" fo:margin-left="-0.168cm" table:align="left" style:writing-mode="lr-tb"/>
    </style:style>
    <style:style style:name="Table8.A" style:family="table-column">
      <style:table-column-properties style:column-width="8.722cm"/>
    </style:style>
    <style:style style:name="Table8.B" style:family="table-column">
      <style:table-column-properties style:column-width="0.422cm"/>
    </style:style>
    <style:style style:name="Table8.C" style:family="table-column">
      <style:table-column-properties style:column-width="8.795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7.939cm" fo:margin-left="-0.168cm" table:align="left" style:writing-mode="lr-tb"/>
    </style:style>
    <style:style style:name="Table9.A" style:family="table-column">
      <style:table-column-properties style:column-width="8.722cm"/>
    </style:style>
    <style:style style:name="Table9.B" style:family="table-column">
      <style:table-column-properties style:column-width="0.422cm"/>
    </style:style>
    <style:style style:name="Table9.C" style:family="table-column">
      <style:table-column-properties style:column-width="8.795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009cm" fo:margin-left="-0.168cm" table:align="left" style:writing-mode="lr-tb"/>
    </style:style>
    <style:style style:name="Table10.A" style:family="table-column">
      <style:table-column-properties style:column-width="4.441cm"/>
    </style:style>
    <style:style style:name="Table10.B" style:family="table-column">
      <style:table-column-properties style:column-width="4.916cm"/>
    </style:style>
    <style:style style:name="Table10.C" style:family="table-column">
      <style:table-column-properties style:column-width="1.588cm"/>
    </style:style>
    <style:style style:name="Table10.D" style:family="table-column">
      <style:table-column-properties style:column-width="5.06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6.009cm" fo:margin-left="-0.168cm" table:align="left" style:writing-mode="lr-tb"/>
    </style:style>
    <style:style style:name="Table11.A" style:family="table-column">
      <style:table-column-properties style:column-width="8.722cm"/>
    </style:style>
    <style:style style:name="Table11.B" style:family="table-column">
      <style:table-column-properties style:column-width="0.422cm"/>
    </style:style>
    <style:style style:name="Table11.C" style:family="table-column">
      <style:table-column-properties style:column-width="6.865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5.986cm" fo:margin-left="-0.168cm" table:align="left" style:writing-mode="lr-tb"/>
    </style:style>
    <style:style style:name="Table12.A" style:family="table-column">
      <style:table-column-properties style:column-width="4.438cm"/>
    </style:style>
    <style:style style:name="Table12.B" style:family="table-column">
      <style:table-column-properties style:column-width="11.548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7.999cm" fo:margin-left="-0.168cm" table:align="left" style:writing-mode="lr-tb"/>
    </style:style>
    <style:style style:name="Table13.A" style:family="table-column">
      <style:table-column-properties style:column-width="4.441cm"/>
    </style:style>
    <style:style style:name="Table13.B" style:family="table-column">
      <style:table-column-properties style:column-width="5.521cm"/>
    </style:style>
    <style:style style:name="Table13.C" style:family="table-column">
      <style:table-column-properties style:column-width="1.617cm"/>
    </style:style>
    <style:style style:name="Table13.D" style:family="table-column">
      <style:table-column-properties style:column-width="4.429cm"/>
    </style:style>
    <style:style style:name="Table13.E" style:family="table-column">
      <style:table-column-properties style:column-width="1.9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E1" style:family="table-cell">
      <style:table-cell-properties fo:padding="0cm" fo:border-left="0.5pt solid #000000" fo:border-right="none" fo:border-top="none" fo:border-bottom="none"/>
    </style:style>
    <style:style style:name="Table13.E2" style:family="table-cell">
      <style:table-cell-properties fo:padding="0cm" fo:border-left="0.5pt solid #000000" fo:border-right="none" fo:border-top="none" fo:border-bottom="none"/>
    </style:style>
    <style:style style:name="Table13.E3" style:family="table-cell">
      <style:table-cell-properties fo:padding="0cm" fo:border-left="0.5pt solid #000000" fo:border-right="none" fo:border-top="none" fo:border-bottom="none"/>
    </style:style>
    <style:style style:name="Table1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7.939cm" fo:margin-left="-0.168cm" table:align="left" style:writing-mode="lr-tb"/>
    </style:style>
    <style:style style:name="Table14.A" style:family="table-column">
      <style:table-column-properties style:column-width="8.722cm"/>
    </style:style>
    <style:style style:name="Table14.B" style:family="table-column">
      <style:table-column-properties style:column-width="0.422cm"/>
    </style:style>
    <style:style style:name="Table14.C" style:family="table-column">
      <style:table-column-properties style:column-width="8.795cm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7.939cm" fo:margin-left="-0.168cm" table:align="left" style:writing-mode="lr-tb"/>
    </style:style>
    <style:style style:name="Table15.A" style:family="table-column">
      <style:table-column-properties style:column-width="8.722cm"/>
    </style:style>
    <style:style style:name="Table15.B" style:family="table-column">
      <style:table-column-properties style:column-width="0.422cm"/>
    </style:style>
    <style:style style:name="Table15.C" style:family="table-column">
      <style:table-column-properties style:column-width="8.795cm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7.939cm" fo:margin-left="-0.168cm" table:align="left" style:writing-mode="lr-tb"/>
    </style:style>
    <style:style style:name="Table16.A" style:family="table-column">
      <style:table-column-properties style:column-width="8.722cm"/>
    </style:style>
    <style:style style:name="Table16.B" style:family="table-column">
      <style:table-column-properties style:column-width="0.422cm"/>
    </style:style>
    <style:style style:name="Table16.C" style:family="table-column">
      <style:table-column-properties style:column-width="8.795cm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6.009cm" fo:margin-left="-0.168cm" table:align="left" style:writing-mode="lr-tb"/>
    </style:style>
    <style:style style:name="Table17.A" style:family="table-column">
      <style:table-column-properties style:column-width="4.441cm"/>
    </style:style>
    <style:style style:name="Table17.B" style:family="table-column">
      <style:table-column-properties style:column-width="4.916cm"/>
    </style:style>
    <style:style style:name="Table17.C" style:family="table-column">
      <style:table-column-properties style:column-width="1.588cm"/>
    </style:style>
    <style:style style:name="Table17.D" style:family="table-column">
      <style:table-column-properties style:column-width="5.06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6.009cm" fo:margin-left="-0.168cm" table:align="left" style:writing-mode="lr-tb"/>
    </style:style>
    <style:style style:name="Table18.A" style:family="table-column">
      <style:table-column-properties style:column-width="8.722cm"/>
    </style:style>
    <style:style style:name="Table18.B" style:family="table-column">
      <style:table-column-properties style:column-width="0.422cm"/>
    </style:style>
    <style:style style:name="Table18.C" style:family="table-column">
      <style:table-column-properties style:column-width="6.865cm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5.986cm" fo:margin-left="-0.168cm" table:align="left" style:writing-mode="lr-tb"/>
    </style:style>
    <style:style style:name="Table19.A" style:family="table-column">
      <style:table-column-properties style:column-width="4.438cm"/>
    </style:style>
    <style:style style:name="Table19.B" style:family="table-column">
      <style:table-column-properties style:column-width="11.54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7.999cm" fo:margin-left="-0.168cm" table:align="left" style:writing-mode="lr-tb"/>
    </style:style>
    <style:style style:name="Table20.A" style:family="table-column">
      <style:table-column-properties style:column-width="4.441cm"/>
    </style:style>
    <style:style style:name="Table20.B" style:family="table-column">
      <style:table-column-properties style:column-width="5.521cm"/>
    </style:style>
    <style:style style:name="Table20.C" style:family="table-column">
      <style:table-column-properties style:column-width="1.617cm"/>
    </style:style>
    <style:style style:name="Table20.D" style:family="table-column">
      <style:table-column-properties style:column-width="4.429cm"/>
    </style:style>
    <style:style style:name="Table20.E" style:family="table-column">
      <style:table-column-properties style:column-width="1.99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E1" style:family="table-cell">
      <style:table-cell-properties fo:padding="0cm" fo:border-left="0.5pt solid #000000" fo:border-right="none" fo:border-top="none" fo:border-bottom="none"/>
    </style:style>
    <style:style style:name="Table20.E2" style:family="table-cell">
      <style:table-cell-properties fo:padding="0cm" fo:border-left="0.5pt solid #000000" fo:border-right="none" fo:border-top="none" fo:border-bottom="none"/>
    </style:style>
    <style:style style:name="Table20.E3" style:family="table-cell">
      <style:table-cell-properties fo:padding="0cm" fo:border-left="0.5pt solid #000000" fo:border-right="none" fo:border-top="none" fo:border-bottom="none"/>
    </style:style>
    <style:style style:name="Table2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7.939cm" fo:margin-left="-0.168cm" table:align="left" style:writing-mode="lr-tb"/>
    </style:style>
    <style:style style:name="Table21.A" style:family="table-column">
      <style:table-column-properties style:column-width="8.722cm"/>
    </style:style>
    <style:style style:name="Table21.B" style:family="table-column">
      <style:table-column-properties style:column-width="0.422cm"/>
    </style:style>
    <style:style style:name="Table21.C" style:family="table-column">
      <style:table-column-properties style:column-width="8.795cm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" style:family="table">
      <style:table-properties style:width="16.009cm" fo:margin-left="-0.168cm" table:align="left" style:writing-mode="lr-tb"/>
    </style:style>
    <style:style style:name="Table24.A" style:family="table-column">
      <style:table-column-properties style:column-width="4.441cm"/>
    </style:style>
    <style:style style:name="Table24.B" style:family="table-column">
      <style:table-column-properties style:column-width="4.916cm"/>
    </style:style>
    <style:style style:name="Table24.C" style:family="table-column">
      <style:table-column-properties style:column-width="1.588cm"/>
    </style:style>
    <style:style style:name="Table24.D" style:family="table-column">
      <style:table-column-properties style:column-width="5.06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16.027cm" fo:margin-left="-0.185cm" table:align="left" style:writing-mode="lr-tb"/>
    </style:style>
    <style:style style:name="Table25.A" style:family="table-column">
      <style:table-column-properties style:column-width="8.752cm"/>
    </style:style>
    <style:style style:name="Table25.B" style:family="table-column">
      <style:table-column-properties style:column-width="0.415cm"/>
    </style:style>
    <style:style style:name="Table25.C" style:family="table-column">
      <style:table-column-properties style:column-width="6.86cm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986cm" fo:margin-left="-0.168cm" table:align="left" style:writing-mode="lr-tb"/>
    </style:style>
    <style:style style:name="Table26.A" style:family="table-column">
      <style:table-column-properties style:column-width="4.438cm"/>
    </style:style>
    <style:style style:name="Table26.B" style:family="table-column">
      <style:table-column-properties style:column-width="11.548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" style:family="table">
      <style:table-properties style:width="17.999cm" fo:margin-left="-0.168cm" table:align="left" style:writing-mode="lr-tb"/>
    </style:style>
    <style:style style:name="Table27.A" style:family="table-column">
      <style:table-column-properties style:column-width="4.441cm"/>
    </style:style>
    <style:style style:name="Table27.B" style:family="table-column">
      <style:table-column-properties style:column-width="5.521cm"/>
    </style:style>
    <style:style style:name="Table27.C" style:family="table-column">
      <style:table-column-properties style:column-width="1.617cm"/>
    </style:style>
    <style:style style:name="Table27.D" style:family="table-column">
      <style:table-column-properties style:column-width="4.429cm"/>
    </style:style>
    <style:style style:name="Table27.E" style:family="table-column">
      <style:table-column-properties style:column-width="1.99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7.E1" style:family="table-cell">
      <style:table-cell-properties fo:padding="0cm" fo:border-left="0.5pt solid #000000" fo:border-right="none" fo:border-top="none" fo:border-bottom="none"/>
    </style:style>
    <style:style style:name="Table27.E2" style:family="table-cell">
      <style:table-cell-properties fo:padding="0cm" fo:border-left="0.5pt solid #000000" fo:border-right="none" fo:border-top="none" fo:border-bottom="none"/>
    </style:style>
    <style:style style:name="Table27.E3" style:family="table-cell">
      <style:table-cell-properties fo:padding="0cm" fo:border-left="0.5pt solid #000000" fo:border-right="none" fo:border-top="none" fo:border-bottom="none"/>
    </style:style>
    <style:style style:name="Table2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7.939cm" fo:margin-left="-0.168cm" table:align="left" style:writing-mode="lr-tb"/>
    </style:style>
    <style:style style:name="Table28.A" style:family="table-column">
      <style:table-column-properties style:column-width="8.722cm"/>
    </style:style>
    <style:style style:name="Table28.B" style:family="table-column">
      <style:table-column-properties style:column-width="0.422cm"/>
    </style:style>
    <style:style style:name="Table28.C" style:family="table-column">
      <style:table-column-properties style:column-width="8.795cm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7.939cm" fo:margin-left="-0.168cm" table:align="left" style:writing-mode="lr-tb"/>
    </style:style>
    <style:style style:name="Table29.A" style:family="table-column">
      <style:table-column-properties style:column-width="8.722cm"/>
    </style:style>
    <style:style style:name="Table29.B" style:family="table-column">
      <style:table-column-properties style:column-width="0.422cm"/>
    </style:style>
    <style:style style:name="Table29.C" style:family="table-column">
      <style:table-column-properties style:column-width="8.795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6.009cm" fo:margin-left="-0.168cm" table:align="left" style:writing-mode="lr-tb"/>
    </style:style>
    <style:style style:name="Table22.A" style:family="table-column">
      <style:table-column-properties style:column-width="4.441cm"/>
    </style:style>
    <style:style style:name="Table22.B" style:family="table-column">
      <style:table-column-properties style:column-width="4.916cm"/>
    </style:style>
    <style:style style:name="Table22.C" style:family="table-column">
      <style:table-column-properties style:column-width="1.588cm"/>
    </style:style>
    <style:style style:name="Table22.D" style:family="table-column">
      <style:table-column-properties style:column-width="5.0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16.009cm" fo:margin-left="-0.168cm" table:align="left" style:writing-mode="lr-tb"/>
    </style:style>
    <style:style style:name="Table23.A" style:family="table-column">
      <style:table-column-properties style:column-width="8.722cm"/>
    </style:style>
    <style:style style:name="Table23.B" style:family="table-column">
      <style:table-column-properties style:column-width="0.422cm"/>
    </style:style>
    <style:style style:name="Table23.C" style:family="table-column">
      <style:table-column-properties style:column-width="6.865cm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" style:family="table">
      <style:table-properties style:width="15.986cm" fo:margin-left="-0.168cm" table:align="left" style:writing-mode="lr-tb"/>
    </style:style>
    <style:style style:name="Table30.A" style:family="table-column">
      <style:table-column-properties style:column-width="4.438cm"/>
    </style:style>
    <style:style style:name="Table30.B" style:family="table-column">
      <style:table-column-properties style:column-width="11.54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" style:family="table">
      <style:table-properties style:width="17.999cm" fo:margin-left="-0.168cm" table:align="left" style:writing-mode="lr-tb"/>
    </style:style>
    <style:style style:name="Table31.A" style:family="table-column">
      <style:table-column-properties style:column-width="4.441cm"/>
    </style:style>
    <style:style style:name="Table31.B" style:family="table-column">
      <style:table-column-properties style:column-width="5.521cm"/>
    </style:style>
    <style:style style:name="Table31.C" style:family="table-column">
      <style:table-column-properties style:column-width="1.617cm"/>
    </style:style>
    <style:style style:name="Table31.D" style:family="table-column">
      <style:table-column-properties style:column-width="4.429cm"/>
    </style:style>
    <style:style style:name="Table31.E" style:family="table-column">
      <style:table-column-properties style:column-width="1.99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1.E1" style:family="table-cell">
      <style:table-cell-properties fo:padding="0cm" fo:border-left="0.5pt solid #000000" fo:border-right="none" fo:border-top="none" fo:border-bottom="none"/>
    </style:style>
    <style:style style:name="Table31.E2" style:family="table-cell">
      <style:table-cell-properties fo:padding="0cm" fo:border-left="0.5pt solid #000000" fo:border-right="none" fo:border-top="none" fo:border-bottom="none"/>
    </style:style>
    <style:style style:name="Table31.E3" style:family="table-cell">
      <style:table-cell-properties fo:padding="0cm" fo:border-left="0.5pt solid #000000" fo:border-right="none" fo:border-top="none" fo:border-bottom="none"/>
    </style:style>
    <style:style style:name="Table3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" style:family="table">
      <style:table-properties style:width="17.939cm" fo:margin-left="-0.168cm" table:align="left" style:writing-mode="lr-tb"/>
    </style:style>
    <style:style style:name="Table32.A" style:family="table-column">
      <style:table-column-properties style:column-width="8.722cm"/>
    </style:style>
    <style:style style:name="Table32.B" style:family="table-column">
      <style:table-column-properties style:column-width="0.422cm"/>
    </style:style>
    <style:style style:name="Table32.C" style:family="table-column">
      <style:table-column-properties style:column-width="8.795cm"/>
    </style:style>
    <style:style style:name="Table32.1" style:family="table-row">
      <style:table-row-properties fo:keep-together="always"/>
    </style:style>
    <style:style style:name="Table3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31411b"/>
    </style:style>
    <style:style style:name="P5" style:family="paragraph" style:parent-style-name="Standard">
      <style:paragraph-properties style:snap-to-layout-grid="false"/>
      <style:text-properties officeooo:paragraph-rsid="0035e42e"/>
    </style:style>
    <style:style style:name="P6" style:family="paragraph" style:parent-style-name="Standard">
      <style:paragraph-properties style:snap-to-layout-grid="false"/>
      <style:text-properties officeooo:paragraph-rsid="00437b7c"/>
    </style:style>
    <style:style style:name="P7" style:family="paragraph" style:parent-style-name="Standard">
      <style:paragraph-properties style:snap-to-layout-grid="false"/>
      <style:text-properties officeooo:paragraph-rsid="004ca44a"/>
    </style:style>
    <style:style style:name="P8" style:family="paragraph" style:parent-style-name="Standard">
      <style:paragraph-properties style:snap-to-layout-grid="false"/>
      <style:text-properties style:font-style-complex="italic"/>
    </style:style>
    <style:style style:name="P9" style:family="paragraph" style:parent-style-name="Standard">
      <style:paragraph-properties style:snap-to-layout-grid="false"/>
      <style:text-properties officeooo:paragraph-rsid="0031411b" style:font-style-complex="italic"/>
    </style:style>
    <style:style style:name="P10" style:family="paragraph" style:parent-style-name="Standard">
      <style:paragraph-properties style:snap-to-layout-grid="false"/>
      <style:text-properties officeooo:paragraph-rsid="0035e42e" style:font-style-complex="italic"/>
    </style:style>
    <style:style style:name="P11" style:family="paragraph" style:parent-style-name="Standard">
      <style:paragraph-properties style:snap-to-layout-grid="false"/>
      <style:text-properties officeooo:paragraph-rsid="00437b7c" style:font-style-complex="italic"/>
    </style:style>
    <style:style style:name="P12" style:family="paragraph" style:parent-style-name="Standard">
      <style:paragraph-properties style:snap-to-layout-grid="false"/>
      <style:text-properties officeooo:paragraph-rsid="004ca44a" style:font-style-complex="italic"/>
    </style:style>
    <style:style style:name="P13" style:family="paragraph" style:parent-style-name="Standard">
      <style:paragraph-properties style:snap-to-layout-grid="false"/>
      <style:text-properties officeooo:rsid="002ec748" officeooo:paragraph-rsid="002ec748" style:font-style-complex="italic"/>
    </style:style>
    <style:style style:name="P14" style:family="paragraph" style:parent-style-name="Standard">
      <style:paragraph-properties style:snap-to-layout-grid="false"/>
      <style:text-properties officeooo:rsid="002ec748" officeooo:paragraph-rsid="0031411b" style:font-style-complex="italic"/>
    </style:style>
    <style:style style:name="P15" style:family="paragraph" style:parent-style-name="Standard">
      <style:paragraph-properties style:snap-to-layout-grid="false"/>
      <style:text-properties officeooo:rsid="002ec748" officeooo:paragraph-rsid="0035e42e" style:font-style-complex="italic"/>
    </style:style>
    <style:style style:name="P16" style:family="paragraph" style:parent-style-name="Standard">
      <style:paragraph-properties style:snap-to-layout-grid="false"/>
      <style:text-properties officeooo:rsid="002ec748" officeooo:paragraph-rsid="00437b7c" style:font-style-complex="italic"/>
    </style:style>
    <style:style style:name="P17" style:family="paragraph" style:parent-style-name="Standard">
      <style:paragraph-properties style:snap-to-layout-grid="false"/>
      <style:text-properties officeooo:rsid="002ec748" officeooo:paragraph-rsid="004ca44a" style:font-style-complex="italic"/>
    </style:style>
    <style:style style:name="P18" style:family="paragraph" style:parent-style-name="Standard">
      <style:paragraph-properties style:snap-to-layout-grid="false"/>
      <style:text-properties officeooo:rsid="0030cdc2" officeooo:paragraph-rsid="0030cdc2" style:font-style-complex="italic"/>
    </style:style>
    <style:style style:name="P19" style:family="paragraph" style:parent-style-name="Standard">
      <style:paragraph-properties style:snap-to-layout-grid="false"/>
      <style:text-properties officeooo:rsid="0030cdc2" officeooo:paragraph-rsid="0031411b" style:font-style-complex="italic"/>
    </style:style>
    <style:style style:name="P20" style:family="paragraph" style:parent-style-name="Standard">
      <style:paragraph-properties style:snap-to-layout-grid="false"/>
      <style:text-properties officeooo:rsid="0030cdc2" officeooo:paragraph-rsid="0035e42e" style:font-style-complex="italic"/>
    </style:style>
    <style:style style:name="P21" style:family="paragraph" style:parent-style-name="Standard">
      <style:paragraph-properties style:snap-to-layout-grid="false"/>
      <style:text-properties officeooo:rsid="0030cdc2" officeooo:paragraph-rsid="00437b7c" style:font-style-complex="italic"/>
    </style:style>
    <style:style style:name="P22" style:family="paragraph" style:parent-style-name="Standard">
      <style:paragraph-properties style:snap-to-layout-grid="false"/>
      <style:text-properties officeooo:rsid="0030cdc2" officeooo:paragraph-rsid="004ca44a" style:font-style-complex="italic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weight="bold" officeooo:paragraph-rsid="0030cdc2" style:font-weight-asian="bold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weight="bold" officeooo:paragraph-rsid="0030ceef" style:font-weight-asian="bold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weight="bold" officeooo:paragraph-rsid="0031411b" style:font-weight-asian="bold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weight="bold" officeooo:paragraph-rsid="003562af" style:font-weight-asian="bold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weight="bold" officeooo:paragraph-rsid="0035e42e" style:font-weight-asian="bold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weight="bold" officeooo:paragraph-rsid="00437b7c" style:font-weight-asian="bold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weight="bold" officeooo:paragraph-rsid="004ca44a" style:font-weight-asian="bold" style:font-weight-complex="bold"/>
    </style:style>
    <style:style style:name="P31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Standard">
      <style:paragraph-properties style:snap-to-layout-grid="false"/>
      <style:text-properties style:font-name="Arial" fo:font-weight="bold" officeooo:paragraph-rsid="0031411b" style:font-weight-asian="bold" style:font-name-complex="Arial" style:font-weight-complex="bold"/>
    </style:style>
    <style:style style:name="P33" style:family="paragraph" style:parent-style-name="Standard">
      <style:paragraph-properties style:snap-to-layout-grid="false"/>
      <style:text-properties style:font-name="Arial" fo:font-weight="bold" officeooo:paragraph-rsid="0035e42e" style:font-weight-asian="bold" style:font-name-complex="Arial" style:font-weight-complex="bold"/>
    </style:style>
    <style:style style:name="P34" style:family="paragraph" style:parent-style-name="Standard">
      <style:paragraph-properties style:snap-to-layout-grid="false"/>
      <style:text-properties style:font-name="Arial" fo:font-weight="bold" officeooo:paragraph-rsid="00437b7c" style:font-weight-asian="bold" style:font-name-complex="Arial" style:font-weight-complex="bold"/>
    </style:style>
    <style:style style:name="P35" style:family="paragraph" style:parent-style-name="Standard">
      <style:paragraph-properties style:snap-to-layout-grid="false"/>
      <style:text-properties style:font-name="Arial" fo:font-weight="bold" officeooo:paragraph-rsid="004ca44a" style:font-weight-asian="bold" style:font-name-complex="Arial" style:font-weight-complex="bold"/>
    </style:style>
    <style:style style:name="P36" style:family="paragraph" style:parent-style-name="Standard">
      <style:paragraph-properties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7" style:family="paragraph" style:parent-style-name="Standard">
      <style:paragraph-properties style:snap-to-layout-grid="false"/>
      <style:text-properties style:font-name="Arial" fo:font-size="16pt" fo:font-weight="bold" officeooo:paragraph-rsid="0031411b" style:font-size-asian="16pt" style:font-weight-asian="bold" style:font-name-complex="Arial" style:font-size-complex="16pt" style:font-weight-complex="bold"/>
    </style:style>
    <style:style style:name="P38" style:family="paragraph" style:parent-style-name="Standard">
      <style:paragraph-properties style:snap-to-layout-grid="false"/>
      <style:text-properties style:font-name="Arial" fo:font-size="16pt" fo:font-weight="bold" officeooo:paragraph-rsid="0035e42e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style:snap-to-layout-grid="false"/>
      <style:text-properties style:font-name="Arial" fo:font-size="16pt" fo:font-weight="bold" officeooo:paragraph-rsid="00437b7c" style:font-size-asian="16pt" style:font-weight-asian="bold" style:font-name-complex="Arial" style:font-size-complex="16pt" style:font-weight-complex="bold"/>
    </style:style>
    <style:style style:name="P40" style:family="paragraph" style:parent-style-name="Standard">
      <style:paragraph-properties style:snap-to-layout-grid="false"/>
      <style:text-properties style:font-name="Arial" fo:font-size="16pt" fo:font-weight="bold" officeooo:paragraph-rsid="004ca44a" style:font-size-asian="16pt" style:font-weight-asian="bold" style:font-name-complex="Arial" style:font-size-complex="16pt" style:font-weight-complex="bold"/>
    </style:style>
    <style:style style:name="P41" style:family="paragraph" style:parent-style-name="Standard">
      <style:text-properties officeooo:paragraph-rsid="0031411b"/>
    </style:style>
    <style:style style:name="P42" style:family="paragraph" style:parent-style-name="Standard">
      <style:text-properties officeooo:paragraph-rsid="0035e42e"/>
    </style:style>
    <style:style style:name="P43" style:family="paragraph" style:parent-style-name="Standard">
      <style:text-properties officeooo:paragraph-rsid="00437b7c"/>
    </style:style>
    <style:style style:name="P44" style:family="paragraph" style:parent-style-name="Standard">
      <style:text-properties officeooo:rsid="002ec748"/>
    </style:style>
    <style:style style:name="P45" style:family="paragraph" style:parent-style-name="Standard">
      <style:paragraph-properties style:snap-to-layout-grid="false"/>
      <style:text-properties officeooo:rsid="002ec748" officeooo:paragraph-rsid="002ec748"/>
    </style:style>
    <style:style style:name="P46" style:family="paragraph" style:parent-style-name="Standard">
      <style:paragraph-properties style:snap-to-layout-grid="false"/>
      <style:text-properties officeooo:rsid="002ec748" officeooo:paragraph-rsid="0031411b"/>
    </style:style>
    <style:style style:name="P47" style:family="paragraph" style:parent-style-name="Standard">
      <style:paragraph-properties style:snap-to-layout-grid="false"/>
      <style:text-properties officeooo:rsid="0030cdc2" officeooo:paragraph-rsid="0030cdc2"/>
    </style:style>
    <style:style style:name="P48" style:family="paragraph" style:parent-style-name="Standard">
      <style:paragraph-properties style:snap-to-layout-grid="false"/>
      <style:text-properties officeooo:rsid="0030cdc2" officeooo:paragraph-rsid="0031411b"/>
    </style:style>
    <style:style style:name="P49" style:family="paragraph" style:parent-style-name="Standard">
      <style:text-properties officeooo:rsid="0035e42e"/>
    </style:style>
    <style:style style:name="P50" style:family="paragraph" style:parent-style-name="Standard">
      <style:paragraph-properties style:snap-to-layout-grid="false"/>
      <style:text-properties officeooo:rsid="0037dddc" officeooo:paragraph-rsid="0037dddc"/>
    </style:style>
    <style:style style:name="P51" style:family="paragraph" style:parent-style-name="Standard">
      <style:paragraph-properties style:snap-to-layout-grid="false"/>
      <style:text-properties officeooo:rsid="0037dddc" officeooo:paragraph-rsid="00437b7c"/>
    </style:style>
    <style:style style:name="P52" style:family="paragraph" style:parent-style-name="Standard">
      <style:paragraph-properties style:snap-to-layout-grid="false"/>
      <style:text-properties officeooo:rsid="0037dddc" officeooo:paragraph-rsid="004ca44a"/>
    </style:style>
    <style:style style:name="P53" style:family="paragraph" style:parent-style-name="Standard">
      <style:paragraph-properties style:snap-to-layout-grid="false"/>
      <style:text-properties officeooo:rsid="00399e50" officeooo:paragraph-rsid="00399e50"/>
    </style:style>
    <style:style style:name="P54" style:family="paragraph" style:parent-style-name="Standard">
      <style:paragraph-properties style:snap-to-layout-grid="false"/>
      <style:text-properties officeooo:rsid="00399e50" officeooo:paragraph-rsid="00437b7c"/>
    </style:style>
    <style:style style:name="P55" style:family="paragraph" style:parent-style-name="Standard">
      <style:paragraph-properties style:snap-to-layout-grid="false"/>
      <style:text-properties officeooo:rsid="00399e50" officeooo:paragraph-rsid="004ca44a"/>
    </style:style>
    <style:style style:name="P56" style:family="paragraph" style:parent-style-name="Standard">
      <style:text-properties officeooo:rsid="003562af"/>
    </style:style>
    <style:style style:name="P57" style:family="paragraph" style:parent-style-name="Standard">
      <style:text-properties officeooo:paragraph-rsid="004ca44a"/>
    </style:style>
    <style:style style:name="P58" style:family="paragraph" style:parent-style-name="Standard">
      <style:paragraph-properties fo:margin-left="0.635cm" fo:margin-right="0cm" fo:text-indent="-0.635cm" style:auto-text-indent="false" style:snap-to-layout-grid="false"/>
    </style:style>
    <style:style style:name="P59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0cdc2"/>
    </style:style>
    <style:style style:name="P60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0ceef"/>
    </style:style>
    <style:style style:name="P61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1411b"/>
    </style:style>
    <style:style style:name="P62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562af"/>
    </style:style>
    <style:style style:name="P63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5e42e"/>
    </style:style>
    <style:style style:name="P64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b04bd"/>
    </style:style>
    <style:style style:name="P65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37b7c"/>
    </style:style>
    <style:style style:name="P66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54f48"/>
    </style:style>
    <style:style style:name="P67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ca44a"/>
    </style:style>
    <style:style style:name="P68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f1ca0"/>
    </style:style>
    <style:style style:name="P69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0cdc2" style:font-weight-asian="normal" style:font-weight-complex="normal"/>
    </style:style>
    <style:style style:name="P70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0ceef" style:font-weight-asian="normal" style:font-weight-complex="normal"/>
    </style:style>
    <style:style style:name="P71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1411b" style:font-weight-asian="normal" style:font-weight-complex="normal"/>
    </style:style>
    <style:style style:name="P72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562af" style:font-weight-asian="normal" style:font-weight-complex="normal"/>
    </style:style>
    <style:style style:name="P73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26750" style:font-weight-asian="normal" style:font-weight-complex="normal"/>
    </style:style>
    <style:style style:name="P74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37b7c" style:font-weight-asian="normal" style:font-weight-complex="normal"/>
    </style:style>
    <style:style style:name="P75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73424" style:font-weight-asian="normal" style:font-weight-complex="normal"/>
    </style:style>
    <style:style style:name="P76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ca44a" style:font-weight-asian="normal" style:font-weight-complex="normal"/>
    </style:style>
    <style:style style:name="P77" style:family="paragraph" style:parent-style-name="Standard">
      <style:paragraph-properties fo:margin-left="0.635cm" fo:margin-right="0cm" fo:text-indent="-0.635cm" style:auto-text-indent="false" style:snap-to-layout-grid="false"/>
      <style:text-properties officeooo:rsid="00437b7c" officeooo:paragraph-rsid="00473424"/>
    </style:style>
    <style:style style:name="P78" style:family="paragraph" style:parent-style-name="Standard">
      <style:paragraph-properties fo:margin-left="0.704cm" fo:margin-right="0cm" fo:text-indent="-0.704cm" style:auto-text-indent="false" style:snap-to-layout-grid="false"/>
    </style:style>
    <style:style style:name="P79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0cdc2"/>
    </style:style>
    <style:style style:name="P80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0ceef"/>
    </style:style>
    <style:style style:name="P81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1411b"/>
    </style:style>
    <style:style style:name="P82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562af"/>
    </style:style>
    <style:style style:name="P83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5e42e"/>
    </style:style>
    <style:style style:name="P84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9a864"/>
    </style:style>
    <style:style style:name="P85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26750"/>
    </style:style>
    <style:style style:name="P86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37b7c"/>
    </style:style>
    <style:style style:name="P87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73424"/>
    </style:style>
    <style:style style:name="P88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ca44a"/>
    </style:style>
    <style:style style:name="P89" style:family="paragraph" style:parent-style-name="Standard">
      <style:paragraph-properties fo:margin-left="0.718cm" fo:margin-right="0cm" fo:text-indent="-0.718cm" style:auto-text-indent="false" style:snap-to-layout-grid="false"/>
    </style:style>
    <style:style style:name="P90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0cdc2"/>
    </style:style>
    <style:style style:name="P91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0ceef"/>
    </style:style>
    <style:style style:name="P92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1411b"/>
    </style:style>
    <style:style style:name="P93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562af"/>
    </style:style>
    <style:style style:name="P94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5e42e"/>
    </style:style>
    <style:style style:name="P95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437b7c"/>
    </style:style>
    <style:style style:name="P96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4ca44a"/>
    </style:style>
    <style:style style:name="P97" style:family="paragraph" style:parent-style-name="Text_20_body">
      <style:paragraph-properties fo:margin-left="3.69cm" fo:margin-right="0cm" fo:text-indent="-3.69cm" style:auto-text-indent="false"/>
    </style:style>
    <style:style style:name="P98" style:family="paragraph" style:parent-style-name="Text_20_body">
      <style:paragraph-properties fo:margin-left="3.69cm" fo:margin-right="0cm" fo:text-indent="-3.69cm" style:auto-text-indent="false"/>
      <style:text-properties officeooo:paragraph-rsid="00269b2c"/>
    </style:style>
    <style:style style:name="P99" style:family="paragraph" style:parent-style-name="Caption">
      <style:paragraph-properties fo:margin-top="0.635cm" fo:margin-bottom="0.212cm" style:contextual-spacing="false"/>
    </style:style>
    <style:style style:name="P100" style:family="paragraph" style:parent-style-name="Caption">
      <style:paragraph-properties fo:margin-top="0.635cm" fo:margin-bottom="0.212cm" style:contextual-spacing="false"/>
      <style:text-properties officeooo:paragraph-rsid="0030cdc2"/>
    </style:style>
    <style:style style:name="P101" style:family="paragraph" style:parent-style-name="Caption">
      <style:paragraph-properties fo:margin-top="0.635cm" fo:margin-bottom="0.212cm" style:contextual-spacing="false"/>
      <style:text-properties officeooo:paragraph-rsid="0030ceef"/>
    </style:style>
    <style:style style:name="P102" style:family="paragraph" style:parent-style-name="Caption">
      <style:paragraph-properties fo:margin-top="0.635cm" fo:margin-bottom="0.212cm" style:contextual-spacing="false"/>
      <style:text-properties officeooo:paragraph-rsid="0031411b"/>
    </style:style>
    <style:style style:name="P103" style:family="paragraph" style:parent-style-name="Caption">
      <style:paragraph-properties fo:margin-top="0.635cm" fo:margin-bottom="0.212cm" style:contextual-spacing="false"/>
      <style:text-properties officeooo:paragraph-rsid="003562af"/>
    </style:style>
    <style:style style:name="P104" style:family="paragraph" style:parent-style-name="Caption">
      <style:paragraph-properties fo:margin-top="0.635cm" fo:margin-bottom="0.212cm" style:contextual-spacing="false"/>
      <style:text-properties officeooo:paragraph-rsid="0035e42e"/>
    </style:style>
    <style:style style:name="P105" style:family="paragraph" style:parent-style-name="Caption">
      <style:paragraph-properties fo:margin-top="0.635cm" fo:margin-bottom="0.212cm" style:contextual-spacing="false"/>
      <style:text-properties officeooo:paragraph-rsid="00437b7c"/>
    </style:style>
    <style:style style:name="P106" style:family="paragraph" style:parent-style-name="Caption">
      <style:paragraph-properties fo:margin-top="0.635cm" fo:margin-bottom="0.212cm" style:contextual-spacing="false"/>
      <style:text-properties officeooo:paragraph-rsid="004ca44a"/>
    </style:style>
    <style:style style:name="P107" style:family="paragraph" style:parent-style-name="Table_20_Contents">
      <style:text-properties fo:font-weight="bold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  <style:text-properties officeooo:paragraph-rsid="0029fc01"/>
    </style:style>
    <style:style style:name="P110" style:family="paragraph" style:parent-style-name="Table_20_Contents">
      <style:text-properties officeooo:rsid="000d615c" officeooo:paragraph-rsid="000d615c"/>
    </style:style>
    <style:style style:name="P111" style:family="paragraph" style:parent-style-name="Table_20_Contents">
      <style:paragraph-properties fo:text-align="center" style:justify-single-word="false"/>
      <style:text-properties officeooo:rsid="0016222a" officeooo:paragraph-rsid="0016222a"/>
    </style:style>
    <style:style style:name="P112" style:family="paragraph" style:parent-style-name="Table_20_Contents">
      <style:paragraph-properties fo:text-align="center" style:justify-single-word="false"/>
      <style:text-properties officeooo:rsid="001756e8" officeooo:paragraph-rsid="001756e8"/>
    </style:style>
    <style:style style:name="P113" style:family="paragraph" style:parent-style-name="Table_20_Contents">
      <style:text-properties officeooo:rsid="001756e8" officeooo:paragraph-rsid="001756e8"/>
    </style:style>
    <style:style style:name="P114" style:family="paragraph" style:parent-style-name="Table_20_Contents">
      <style:text-properties officeooo:paragraph-rsid="0029fc01"/>
    </style:style>
    <style:style style:name="P115" style:family="paragraph" style:parent-style-name="Table_20_Contents">
      <style:text-properties officeooo:rsid="00297245" officeooo:paragraph-rsid="00297245"/>
    </style:style>
    <style:style style:name="P116" style:family="paragraph" style:parent-style-name="Table_20_Contents">
      <style:text-properties officeooo:rsid="002dd468" officeooo:paragraph-rsid="002dd468"/>
    </style:style>
    <style:style style:name="P117" style:family="paragraph" style:parent-style-name="Table_20_Contents">
      <style:paragraph-properties fo:text-align="center" style:justify-single-word="false"/>
      <style:text-properties officeooo:rsid="002bddc7" officeooo:paragraph-rsid="002bddc7"/>
    </style:style>
    <style:style style:name="P118" style:family="paragraph" style:parent-style-name="Table_20_Contents">
      <style:text-properties officeooo:rsid="002bddc7" officeooo:paragraph-rsid="002bddc7"/>
    </style:style>
    <style:style style:name="P119" style:family="paragraph" style:parent-style-name="Table_20_Contents">
      <style:text-properties officeooo:rsid="0029fc01" officeooo:paragraph-rsid="0029fc01"/>
    </style:style>
    <style:style style:name="P120" style:family="paragraph" style:parent-style-name="Table_20_Contents">
      <style:paragraph-properties fo:text-align="center" style:justify-single-word="false"/>
      <style:text-properties officeooo:rsid="0029fc01" officeooo:paragraph-rsid="0029fc01"/>
    </style:style>
    <style:style style:name="P121" style:family="paragraph" style:parent-style-name="Text_20_body">
      <style:text-properties officeooo:rsid="000e47d7" officeooo:paragraph-rsid="000e47d7"/>
    </style:style>
    <style:style style:name="P122" style:family="paragraph" style:parent-style-name="Text_20_body">
      <style:text-properties officeooo:paragraph-rsid="0031411b"/>
    </style:style>
    <style:style style:name="P123" style:family="paragraph" style:parent-style-name="Text_20_body">
      <style:text-properties officeooo:paragraph-rsid="0035e42e"/>
    </style:style>
    <style:style style:name="P124" style:family="paragraph" style:parent-style-name="Text_20_body">
      <style:text-properties officeooo:paragraph-rsid="00437b7c"/>
    </style:style>
    <style:style style:name="P125" style:family="paragraph" style:parent-style-name="Text_20_body">
      <style:text-properties officeooo:rsid="003e5ca8" officeooo:paragraph-rsid="003e5ca8"/>
    </style:style>
    <style:style style:name="P126" style:family="paragraph" style:parent-style-name="Text_20_body">
      <style:text-properties officeooo:paragraph-rsid="004ca44a"/>
    </style:style>
    <style:style style:name="P127" style:family="paragraph" style:parent-style-name="Caption">
      <style:text-properties officeooo:paragraph-rsid="0031411b"/>
    </style:style>
    <style:style style:name="P128" style:family="paragraph" style:parent-style-name="Caption">
      <style:text-properties officeooo:paragraph-rsid="0035e42e"/>
    </style:style>
    <style:style style:name="P129" style:family="paragraph" style:parent-style-name="Caption">
      <style:text-properties officeooo:paragraph-rsid="00437b7c"/>
    </style:style>
    <style:style style:name="P130" style:family="paragraph" style:parent-style-name="Caption">
      <style:text-properties officeooo:paragraph-rsid="004ca44a"/>
    </style:style>
    <style:style style:name="P131" style:family="paragraph" style:parent-style-name="Standard">
      <style:text-properties officeooo:rsid="004aff02" officeooo:paragraph-rsid="004ca44a"/>
    </style:style>
    <style:style style:name="P132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59ab8"/>
    </style:style>
    <style:style style:name="P133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6d04e"/>
    </style:style>
    <style:style style:name="P134" style:family="paragraph" style:parent-style-name="Text_20_body" style:list-style-name="WW8Num2">
      <style:text-properties officeooo:rsid="0011ad52" officeooo:paragraph-rsid="000d615c"/>
    </style:style>
    <style:style style:name="P135" style:family="paragraph" style:parent-style-name="Text_20_body" style:list-style-name="WW8Num3">
      <style:text-properties officeooo:rsid="0011ad52" officeooo:paragraph-rsid="0011ad52"/>
    </style:style>
    <style:style style:name="P136" style:family="paragraph" style:parent-style-name="Text_20_body" style:list-style-name="WW8Num2">
      <style:text-properties officeooo:rsid="00269b2c" officeooo:paragraph-rsid="00269b2c"/>
    </style:style>
    <style:style style:name="P137" style:family="paragraph" style:parent-style-name="Text_20_body" style:list-style-name="WW8Num2">
      <style:text-properties officeooo:rsid="0022aabb" officeooo:paragraph-rsid="00269b2c"/>
    </style:style>
    <style:style style:name="P138" style:family="paragraph" style:parent-style-name="Text_20_body" style:list-style-name="WW8Num2">
      <style:text-properties officeooo:rsid="0022aabb" officeooo:paragraph-rsid="00278e11"/>
    </style:style>
    <style:style style:name="P139" style:family="paragraph" style:parent-style-name="Text_20_body" style:list-style-name="WW8Num2">
      <style:text-properties officeooo:rsid="00278e11" officeooo:paragraph-rsid="00269b2c"/>
    </style:style>
    <style:style style:name="P140" style:family="paragraph" style:parent-style-name="Text_20_body" style:list-style-name="WW8Num2">
      <style:text-properties officeooo:rsid="0029fc01" officeooo:paragraph-rsid="0029fc01"/>
    </style:style>
    <style:style style:name="P141" style:family="paragraph" style:parent-style-name="Text_20_body" style:list-style-name="WW8Num2">
      <style:text-properties officeooo:rsid="001756e8" officeooo:paragraph-rsid="001756e8"/>
    </style:style>
    <style:style style:name="P142" style:family="paragraph" style:parent-style-name="Text_20_body" style:list-style-name="WW8Num3">
      <style:text-properties officeooo:rsid="0020cf44" officeooo:paragraph-rsid="0020cf44"/>
    </style:style>
    <style:style style:name="P143" style:family="paragraph" style:parent-style-name="Text_20_body" style:list-style-name="L1">
      <style:text-properties officeooo:rsid="0020a1be" officeooo:paragraph-rsid="0020a1be"/>
    </style:style>
    <style:style style:name="P144" style:family="paragraph" style:parent-style-name="Text_20_body" style:list-style-name="L2">
      <style:text-properties officeooo:rsid="003c8352" officeooo:paragraph-rsid="003c8352"/>
    </style:style>
    <style:style style:name="P145" style:family="paragraph" style:parent-style-name="Text_20_body" style:list-style-name="L3">
      <style:text-properties officeooo:rsid="003e5ca8" officeooo:paragraph-rsid="003e5ca8"/>
    </style:style>
    <style:style style:name="P146" style:family="paragraph" style:parent-style-name="Heading_20_1">
      <style:paragraph-properties fo:break-before="page"/>
    </style:style>
    <style:style style:name="P147" style:family="paragraph" style:parent-style-name="Heading_20_2">
      <style:text-properties officeooo:rsid="001b9a82"/>
    </style:style>
    <style:style style:name="P148" style:family="paragraph" style:parent-style-name="Heading_20_2">
      <style:text-properties officeooo:rsid="003c8352" officeooo:paragraph-rsid="003c8352"/>
    </style:style>
    <style:style style:name="P149" style:family="paragraph" style:parent-style-name="Heading_20_2">
      <style:text-properties officeooo:rsid="003e5ca8" officeooo:paragraph-rsid="003e5ca8"/>
    </style:style>
    <style:style style:name="P150" style:family="paragraph" style:parent-style-name="Heading_20_2">
      <style:text-properties officeooo:rsid="002ec748" officeooo:paragraph-rsid="002ec748"/>
    </style:style>
    <style:style style:name="P151" style:family="paragraph" style:parent-style-name="Heading_20_2">
      <style:paragraph-properties fo:break-before="page"/>
      <style:text-properties officeooo:paragraph-rsid="0031411b"/>
    </style:style>
    <style:style style:name="P152" style:family="paragraph" style:parent-style-name="Heading_20_2">
      <style:paragraph-properties fo:break-before="page"/>
      <style:text-properties officeooo:paragraph-rsid="0035e42e"/>
    </style:style>
    <style:style style:name="P153" style:family="paragraph" style:parent-style-name="Heading_20_2">
      <style:paragraph-properties fo:break-before="page"/>
      <style:text-properties officeooo:rsid="00437b7c" officeooo:paragraph-rsid="00437b7c"/>
    </style:style>
    <style:style style:name="P154" style:family="paragraph" style:parent-style-name="Heading_20_2">
      <style:paragraph-properties fo:break-before="page"/>
      <style:text-properties officeooo:rsid="004aff02" officeooo:paragraph-rsid="004aff02"/>
    </style:style>
    <style:style style:name="P155" style:family="paragraph" style:parent-style-name="Heading_20_3">
      <style:text-properties officeooo:rsid="0020a1be"/>
    </style:style>
    <style:style style:name="P156" style:family="paragraph" style:parent-style-name="Heading_20_3">
      <style:text-properties officeooo:paragraph-rsid="0030cdc2"/>
    </style:style>
    <style:style style:name="P157" style:family="paragraph" style:parent-style-name="Heading_20_3">
      <style:text-properties officeooo:paragraph-rsid="0030ceef"/>
    </style:style>
    <style:style style:name="P158" style:family="paragraph" style:parent-style-name="Heading_20_3">
      <style:text-properties officeooo:paragraph-rsid="0031411b"/>
    </style:style>
    <style:style style:name="P159" style:family="paragraph" style:parent-style-name="Heading_20_3">
      <style:text-properties officeooo:paragraph-rsid="003562af"/>
    </style:style>
    <style:style style:name="P160" style:family="paragraph" style:parent-style-name="Heading_20_3">
      <style:text-properties officeooo:paragraph-rsid="0035e42e"/>
    </style:style>
    <style:style style:name="P161" style:family="paragraph" style:parent-style-name="Heading_20_3">
      <style:text-properties officeooo:paragraph-rsid="00437b7c"/>
    </style:style>
    <style:style style:name="P162" style:family="paragraph" style:parent-style-name="Heading_20_3">
      <style:text-properties officeooo:paragraph-rsid="004ca44a"/>
    </style:style>
    <style:style style:name="P163" style:family="paragraph" style:parent-style-name="Title" style:master-page-name="Standard">
      <style:paragraph-properties style:page-number="auto"/>
      <style:text-properties officeooo:paragraph-rsid="000bb0c8"/>
    </style:style>
    <style:style style:name="T1" style:family="text">
      <style:text-properties fo:color="#333333" style:font-name="Arial" fo:font-size="10.5pt" officeooo:rsid="000bb0c8" style:font-size-asian="10.5pt" style:font-name-complex="Arial" style:font-size-complex="10.5pt"/>
    </style:style>
    <style:style style:name="T2" style:family="text">
      <style:text-properties fo:color="#333333" style:font-name="Arial" fo:font-size="10.5pt" officeooo:rsid="000fe696" style:font-size-asian="10.5pt" style:font-name-complex="Arial" style:font-size-complex="10.5pt"/>
    </style:style>
    <style:style style:name="T3" style:family="text">
      <style:text-properties fo:color="#333333" style:font-name="Arial" fo:font-size="10.5pt" officeooo:rsid="0015b4f2" style:font-size-asian="10.5pt" style:font-name-complex="Arial" style:font-size-complex="10.5pt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style:font-name-asian="Arial" style:font-size-asian="16pt" style:font-name-complex="Arial" style:font-size-complex="16pt"/>
    </style:style>
    <style:style style:name="T6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7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Arial" style:font-weight-asian="bold" style:font-name-complex="Arial" style:font-weight-complex="bold"/>
    </style:style>
    <style:style style:name="T10" style:family="text">
      <style:text-properties style:font-name-asian="Arial"/>
    </style:style>
    <style:style style:name="T11" style:family="text">
      <style:text-properties officeooo:rsid="0012528d"/>
    </style:style>
    <style:style style:name="T12" style:family="text">
      <style:text-properties officeooo:rsid="00269b2c"/>
    </style:style>
    <style:style style:name="T13" style:family="text">
      <style:text-properties officeooo:rsid="00278e11"/>
    </style:style>
    <style:style style:name="T14" style:family="text">
      <style:text-properties officeooo:rsid="0027cb0d"/>
    </style:style>
    <style:style style:name="T15" style:family="text">
      <style:text-properties officeooo:rsid="00297245"/>
    </style:style>
    <style:style style:name="T16" style:family="text">
      <style:text-properties officeooo:rsid="002ec748"/>
    </style:style>
    <style:style style:name="T17" style:family="text">
      <style:text-properties officeooo:rsid="002ef98d"/>
    </style:style>
    <style:style style:name="T18" style:family="text">
      <style:text-properties officeooo:rsid="0030cdc2"/>
    </style:style>
    <style:style style:name="T19" style:family="text">
      <style:text-properties officeooo:rsid="0030ceef"/>
    </style:style>
    <style:style style:name="T20" style:family="text">
      <style:text-properties officeooo:rsid="0031411b"/>
    </style:style>
    <style:style style:name="T21" style:family="text">
      <style:text-properties officeooo:rsid="00326747"/>
    </style:style>
    <style:style style:name="T22" style:family="text">
      <style:text-properties officeooo:rsid="003429c1"/>
    </style:style>
    <style:style style:name="T23" style:family="text">
      <style:text-properties officeooo:rsid="003562af"/>
    </style:style>
    <style:style style:name="T24" style:family="text">
      <style:text-properties officeooo:rsid="0035e42e"/>
    </style:style>
    <style:style style:name="T25" style:family="text">
      <style:text-properties officeooo:rsid="0037dddc"/>
    </style:style>
    <style:style style:name="T26" style:family="text">
      <style:text-properties officeooo:rsid="00398b1d"/>
    </style:style>
    <style:style style:name="T27" style:family="text">
      <style:text-properties officeooo:rsid="00399e50"/>
    </style:style>
    <style:style style:name="T28" style:family="text">
      <style:text-properties officeooo:rsid="0039a864"/>
    </style:style>
    <style:style style:name="T29" style:family="text">
      <style:text-properties officeooo:rsid="003b04bd"/>
    </style:style>
    <style:style style:name="T30" style:family="text">
      <style:text-properties officeooo:rsid="003f7961"/>
    </style:style>
    <style:style style:name="T31" style:family="text">
      <style:text-properties officeooo:rsid="004113bf"/>
    </style:style>
    <style:style style:name="T32" style:family="text">
      <style:text-properties officeooo:rsid="0042450c"/>
    </style:style>
    <style:style style:name="T33" style:family="text">
      <style:text-properties officeooo:rsid="00437b7c"/>
    </style:style>
    <style:style style:name="T34" style:family="text">
      <style:text-properties officeooo:rsid="00442ddf"/>
    </style:style>
    <style:style style:name="T35" style:family="text">
      <style:text-properties officeooo:rsid="00473424"/>
    </style:style>
    <style:style style:name="T36" style:family="text">
      <style:text-properties officeooo:rsid="004ca44a"/>
    </style:style>
    <style:style style:name="T37" style:family="text">
      <style:text-properties officeooo:rsid="0051f490"/>
    </style:style>
    <style:style style:name="T38" style:family="text">
      <style:text-properties officeooo:rsid="0053d7da"/>
    </style:style>
    <style:style style:name="T39" style:family="text">
      <style:text-properties officeooo:rsid="00559ab8"/>
    </style:style>
    <style:style style:name="T40" style:family="text">
      <style:text-properties officeooo:rsid="0056d0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3"><text:span text:style-name="apple-style-span"><text:span text:style-name="T1">Project Idea: </text:span></text:span><text:span text:style-name="apple-style-span"><text:span text:style-name="T2">Local </text:span></text:span><text:span text:style-name="apple-style-span"><text:span text:style-name="T3">synch</text:span></text:span></text:p>
      <text:h text:style-name="Heading_20_1" text:outline-level="1">Preliminary activities</text:h>
      <text:p text:style-name="Text_20_body"/>
      <text:h text:style-name="Heading_20_2" text:outline-level="2">Glossary</text:h>
      <text:p text:style-name="P97"><text:span text:style-name="T11">Endpoint</text:span>:<text:tab/><text:span text:style-name="T11">a file-system folder</text:span></text:p>
      <text:p text:style-name="P98"><text:span text:style-name="T12">Contents:<text:tab/>artefacts within an endpoint, </text:span><text:span text:style-name="T15">i.e. files within a folder or sub-folder</text:span></text:p>
      <text:p text:style-name="P97"/>
      <text:h text:style-name="Heading_20_2" text:outline-level="2">Summary of requirements</text:h>
      <text:h text:style-name="Heading_20_3" text:outline-level="3">Functional requirements</text:h>
      <text:list xml:id="list3315807178417675851" text:style-name="WW8Num2">
        <text:list-item>
          <text:p text:style-name="P134">To provide a way of synchronising a set of folders across nodes on a network</text:p>
          <text:list>
            <text:list-item>
              <text:p text:style-name="P136">Solution shall maintain pairs of endpoints for which to synchronise contents</text:p>
            </text:list-item>
            <text:list-item>
              <text:p text:style-name="P137"><text:span text:style-name="T12">Solution shall maintain a list of exceptions </text:span><text:span text:style-name="T15">from contents</text:span><text:span text:style-name="T12"> which will not be synchronised for an endpoint-pair</text:span></text:p>
            </text:list-item>
            <text:list-item>
              <text:p text:style-name="P136">Solution shall monitor endpoints to detect changes in contents and reflect these changes in the corresponding endpoint</text:p>
            </text:list-item>
            <text:list-item>
              <text:p text:style-name="P139">Solution shall provide a way for user to select endpoint locations</text:p>
            </text:list-item>
            <text:list-item>
              <text:p text:style-name="P138"><text:span text:style-name="T13">Solution shall provide a way for user to select </text:span><text:span text:style-name="T14">exceptions from contents</text:span></text:p>
            </text:list-item>
            <text:list-item>
              <text:p text:style-name="P140">Selected endpoints must be kept separate from each other in terms of file-system folder-trees (one endpoint may not be in a subfolder of another)</text:p>
            </text:list-item>
          </text:list>
        </text:list-item>
        <text:list-item>
          <text:p text:style-name="P141">To provide a way of </text:p>
        </text:list-item>
      </text:list>
      <text:p text:style-name="Text_20_body"/>
      <text:h text:style-name="Heading_20_3" text:outline-level="3">Non-functional requirements</text:h>
      <text:list xml:id="list1233858107833050983" text:style-name="WW8Num3">
        <text:list-item>
          <text:p text:style-name="P135">Solution to operate across several platforms, including (but not limited to): OS X, Windows, Linux</text:p>
        </text:list-item>
        <text:list-item>
          <text:p text:style-name="P135">Solution to run as application on a personal computer</text:p>
        </text:list-item>
        <text:list-item>
          <text:p text:style-name="P142"/>
        </text:list-item>
      </text:list>
      <text:p text:style-name="Text_20_body"/>
      <text:p text:style-name="Text_20_body"/>
      <text:h text:style-name="P147" text:outline-level="2"><text:soft-page-break/>Requirements analysis</text:h>
      <text:h text:style-name="P155" text:outline-level="3">Nouns</text:h>
      <text:list xml:id="list5704140298133644713" text:style-name="L1">
        <text:list-item>
          <text:p text:style-name="P143">endpoint, <text:span text:style-name="T15">contents</text:span></text:p>
        </text:list-item>
        <text:list-item>
          <text:p text:style-name="P143">exception, contents, <text:span text:style-name="T15">endpoint</text:span></text:p>
        </text:list-item>
        <text:list-item>
          <text:p text:style-name="P143">first-copy, non-excepted-contents, source-endpoint, target-endpoint, selection</text:p>
        </text:list-item>
        <text:list-item>
          <text:p text:style-name="P143">endpoint, changes, synchronisation</text:p>
        </text:list-item>
        <text:list-item>
          <text:p text:style-name="P143">artefact, endpoint</text:p>
        </text:list-item>
      </text:list>
      <text:h text:style-name="Heading_20_2" text:outline-level="2">Requirements List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7">No</text:p>
          </table:table-cell>
          <table:table-cell table:style-name="Table1.A1" office:value-type="string">
            <text:p text:style-name="P107">Requirement</text:p>
          </table:table-cell>
          <table:table-cell table:style-name="Table1.C1" office:value-type="string">
            <text:p text:style-name="P107">Use Case(s)</text:p>
          </table:table-cell>
        </table:table-row>
        <table:table-row table:style-name="Table1.2">
          <table:table-cell table:style-name="Table1.A2" office:value-type="string">
            <text:p text:style-name="P108">1.1</text:p>
          </table:table-cell>
          <table:table-cell table:style-name="Table1.A2" office:value-type="string">
            <text:p text:style-name="P115">Solution shall maintain pairs of endpoints for which to synchronise contents</text:p>
          </table:table-cell>
          <table:table-cell table:style-name="Table1.C2" office:value-type="string">
            <text:p text:style-name="P116">Select endpoints, Monitor endpoints, Synchronise endpoints</text:p>
          </table:table-cell>
        </table:table-row>
        <table:table-row table:style-name="Table1.2">
          <table:table-cell table:style-name="Table1.A2" office:value-type="string">
            <text:p text:style-name="P111">1.2</text:p>
          </table:table-cell>
          <table:table-cell table:style-name="Table1.A2" office:value-type="string">
            <text:p text:style-name="P115">Solution shall maintain a list of exceptions from contents which will not be synchronised for an endpoint-pair</text:p>
          </table:table-cell>
          <table:table-cell table:style-name="Table1.C2" office:value-type="string">
            <text:p text:style-name="P116">Select endpoints,</text:p>
          </table:table-cell>
        </table:table-row>
        <table:table-row table:style-name="Table1.2">
          <table:table-cell table:style-name="Table1.A2" office:value-type="string">
            <text:p text:style-name="P112">1.3</text:p>
          </table:table-cell>
          <table:table-cell table:style-name="Table1.A2" office:value-type="string">
            <text:p text:style-name="P115">Solution shall monitor endpoints to detect changes in contents and reflect these changes in the corresponding endpoint</text:p>
          </table:table-cell>
          <table:table-cell table:style-name="Table1.C2" office:value-type="string">
            <text:p text:style-name="P116">Synchronise endpoints</text:p>
          </table:table-cell>
        </table:table-row>
        <table:table-row table:style-name="Table1.2">
          <table:table-cell table:style-name="Table1.A2" office:value-type="string">
            <text:p text:style-name="P112">1.4</text:p>
          </table:table-cell>
          <table:table-cell table:style-name="Table1.A2" office:value-type="string">
            <text:p text:style-name="P115">Solution shall provide a way for user to select endpoint locations</text:p>
          </table:table-cell>
          <table:table-cell table:style-name="Table1.C2" office:value-type="string">
            <text:p text:style-name="P116">Select endpoints</text:p>
          </table:table-cell>
        </table:table-row>
        <table:table-row table:style-name="Table1.2">
          <table:table-cell table:style-name="Table1.A2" office:value-type="string">
            <text:p text:style-name="P112">1.5</text:p>
          </table:table-cell>
          <table:table-cell table:style-name="Table1.A2" office:value-type="string">
            <text:p text:style-name="P115">Solution shall provide a way for user to select exceptions from contents</text:p>
          </table:table-cell>
          <table:table-cell table:style-name="Table1.C2" office:value-type="string">
            <text:p text:style-name="P116">Select endpoint-exceptions</text:p>
          </table:table-cell>
        </table:table-row>
        <table:table-row table:style-name="Table1.2">
          <table:table-cell table:style-name="Table1.A2" office:value-type="string">
            <text:p text:style-name="P117">1.6</text:p>
          </table:table-cell>
          <table:table-cell table:style-name="Table1.A2" office:value-type="string">
            <text:p text:style-name="P118">Selected endpoints must be kept separate from each other in terms of file-system folder-trees (one endpoint may not be in a subfolder of another)</text:p>
          </table:table-cell>
          <table:table-cell table:style-name="Table1.C2" office:value-type="string">
            <text:p text:style-name="P116">Select endpoints</text:p>
          </table:table-cell>
        </table:table-row>
        <table:table-row table:style-name="Table1.2"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113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09">I.</text:p>
          </table:table-cell>
          <table:table-cell table:style-name="Table1.A2" office:value-type="string">
            <text:p text:style-name="P119">Solution to operate across several platforms, including (but not limited to): OS X, Windows, Linux</text:p>
          </table:table-cell>
          <table:table-cell table:style-name="Table1.C2" office:value-type="string">
            <text:p text:style-name="P114">Not applicable</text:p>
          </table:table-cell>
        </table:table-row>
        <table:table-row table:style-name="Table1.2">
          <table:table-cell table:style-name="Table1.A2" office:value-type="string">
            <text:p text:style-name="P120">II.</text:p>
          </table:table-cell>
          <table:table-cell table:style-name="Table1.A2" office:value-type="string">
            <text:p text:style-name="P119">Solution to run as application on a personal computer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20">III.</text:p>
          </table:table-cell>
          <table:table-cell table:style-name="Table1.A2" office:value-type="string">
            <text:p text:style-name="P110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 table:style-name="Table1.2"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146" text:outline-level="1">Use cases</text:h>
      <text:p text:style-name="Text_20_body"/>
      <text:h text:style-name="P148" text:outline-level="2">User Interface</text:h>
      <text:list xml:id="list7416008985151517366" text:style-name="L2">
        <text:list-item>
          <text:p text:style-name="P144"><text:a xlink:type="simple" xlink:href="#3.1.Select endpoints|outline">Select endpoints</text:a></text:p>
        </text:list-item>
        <text:list-item>
          <text:p text:style-name="P144"><text:a xlink:type="simple" xlink:href="#3.2.Select endpoint-exceptions|outline">Select endpoint-exceptions</text:a></text:p>
        </text:list-item>
      </text:list>
      <text:h text:style-name="P149" text:outline-level="2">Monitor</text:h>
      <text:list xml:id="list1723117091771209451" text:style-name="L3">
        <text:list-item>
          <text:p text:style-name="P145"><text:a xlink:type="simple" xlink:href="#3.3.Monitor endpoints|outline">Monitor endpoints</text:a></text:p>
        </text:list-item>
        <text:list-item>
          <text:p text:style-name="P145"><text:a xlink:type="simple" xlink:href="#3.4.Monitor exceptions|outline">Monitor exceptions</text:a></text:p>
        </text:list-item>
        <text:list-item>
          <text:p text:style-name="P145"><text:a xlink:type="simple" xlink:href="#3.5.Synchronise changes|outline">Synchronise </text:a><text:a xlink:type="simple" xlink:href="#3.5.Synchronise changes|outline"><text:span text:style-name="T38">change</text:span></text:a><text:a xlink:type="simple" xlink:href="#3.5.Synchronise changes|outline">s</text:a></text:p>
        </text:list-item>
      </text:list>
      <text:p text:style-name="P125"/>
      <text:h text:style-name="P146" text:outline-level="1">Use-case descriptions</text:h>
      <text:p text:style-name="P121"/>
      <text:h text:style-name="P150" text:outline-level="2">Select endpoint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.B1" table:number-columns-spanned="3" office:value-type="string">
            <text:p text:style-name="P13">Select endpoints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Version</text:p>
          </table:table-cell>
          <table:table-cell table:style-name="Table2.A1" office:value-type="string">
            <text:p text:style-name="P3">1.0</text:p>
          </table:table-cell>
          <table:table-cell table:style-name="Table2.A1" office:value-type="string">
            <text:p text:style-name="P31">Date</text:p>
          </table:table-cell>
          <table:table-cell table:style-name="Table2.B1" office:value-type="string">
            <text:p text:style-name="P3"><text:date style:data-style-name="N76" text:date-value="2013-03-14T11:58:02">14 March 2013</text:date></text:p>
          </table:table-cell>
        </table:table-row>
        <table:table-row table:style-name="Table2.1">
          <table:table-cell table:style-name="Table2.A1" office:value-type="string">
            <text:p text:style-name="P31">Package</text:p>
          </table:table-cell>
          <table:table-cell table:style-name="Table2.B1" table:number-columns-spanned="3" office:value-type="string">
            <text:p text:style-name="P13">LocalSynch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Summary</text:p>
          </table:table-cell>
          <table:table-cell table:style-name="Table2.B1" table:number-columns-spanned="3" office:value-type="string">
            <text:p text:style-name="P45">User defines an endpoint-pair by selecting two folders from one or more filesystems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Primary</text:span><text:span text:style-name="T9"> </text:span><text:span text:style-name="T8">Actor</text:span></text:p>
          </table:table-cell>
          <table:table-cell table:style-name="Table2.B1" table:number-columns-spanned="3" office:value-type="string">
            <text:p text:style-name="P45">User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Secondary</text:span><text:span text:style-name="T9"> </text:span><text:span text:style-name="T8">Actors</text:span></text:p>
          </table:table-cell>
          <table:table-cell table:style-name="Table2.B1" table:number-columns-spanned="3" office:value-type="string">
            <text:p text:style-name="P45">System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Inherit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Include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Extension</text:span><text:span text:style-name="T9"> </text:span><text:span text:style-name="T8">Points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Business</text:span><text:span text:style-name="T9"> </text:span><text:span text:style-name="T8">Rules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Pre-condition(s)</text:p>
          </table:table-cell>
          <table:table-cell table:style-name="Table2.B1" table:number-columns-spanned="3" office:value-type="string">
            <text:p text:style-name="P47">System is running</text:p>
          </table:table-cell>
          <table:covered-table-cell/>
          <table:covered-table-cell/>
        </table:table-row>
      </table:table>
      <text:p text:style-name="Caption">Typical<text:span text:style-name="T10"> </text:span>Sequence<text:span text:style-name="T10"> </text:span>of<text:span text:style-name="T10"> </text:span>Event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Actor Stimulus</text:p>
          </table:table-cell>
          <table:table-cell table:style-name="Table3.A1" table:number-rows-spanned="5" office:value-type="string">
            <text:p text:style-name="P23"/>
          </table:table-cell>
          <table:table-cell table:style-name="Table3.C1" office:value-type="string">
            <text:p text:style-name="P23">System Response</text:p>
          </table:table-cell>
        </table:table-row>
        <table:table-row table:style-name="Table3.1">
          <table:table-cell table:style-name="Table3.A1" office:value-type="string">
            <text:p text:style-name="P58">1.<text:tab/><text:span text:style-name="T18">Clicks on system icon</text:span></text:p>
          </table:table-cell>
          <table:covered-table-cell/>
          <table:table-cell table:style-name="Table3.C1" office:value-type="string">
            <text:p text:style-name="P78">2.<text:tab/><text:span text:style-name="T18">Displays a context menu</text:span></text:p>
          </table:table-cell>
        </table:table-row>
        <table:table-row table:style-name="Table3.1">
          <table:table-cell table:style-name="Table3.A1" office:value-type="string">
            <text:p text:style-name="P59">3.<text:tab/><text:span text:style-name="T17">Chooses option to select </text:span><text:span text:style-name="T18">new </text:span><text:span text:style-name="T17">endpoint-pair</text:span></text:p>
          </table:table-cell>
          <table:covered-table-cell/>
          <table:table-cell table:style-name="Table3.C1" office:value-type="string">
            <text:p text:style-name="P79">4.<text:tab/><text:span text:style-name="T17">Displays </text:span><text:span text:style-name="T22">folder-</text:span><text:span text:style-name="T18">dialog for selecting first endpoint</text:span></text:p>
          </table:table-cell>
        </table:table-row>
        <table:table-row table:style-name="Table3.1">
          <table:table-cell table:style-name="Table3.A1" office:value-type="string">
            <text:p text:style-name="P59">5.<text:tab/><text:span text:style-name="T18">Selects a folder from within the </text:span><text:span text:style-name="T22">folder-</text:span><text:span text:style-name="T18">dialog</text:span></text:p>
          </table:table-cell>
          <table:covered-table-cell/>
          <table:table-cell table:style-name="Table3.C1" office:value-type="string">
            <text:p text:style-name="P79">6.<text:tab/><text:span text:style-name="T18">Displays </text:span><text:span text:style-name="T22">folder-</text:span><text:span text:style-name="T18">dialog for selecting second endpoin</text:span><text:span text:style-name="T22">t</text:span></text:p>
          </table:table-cell>
        </table:table-row>
        <table:table-row table:style-name="Table3.1">
          <table:table-cell table:style-name="Table3.A1" office:value-type="string">
            <text:p text:style-name="P59">7.<text:tab/><text:span text:style-name="T18">Selects a folder from within the </text:span><text:span text:style-name="T22">folder-</text:span><text:span text:style-name="T18">dialog</text:span></text:p>
          </table:table-cell>
          <table:covered-table-cell/>
          <table:table-cell table:style-name="Table3.C1" office:value-type="string">
            <text:p text:style-name="P79">8.<text:tab/><text:span text:style-name="T18">Stores endpoint-locations and adds them to list of active endpoint-pairs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Post-condition(s)</text:p>
          </table:table-cell>
          <table:table-cell table:style-name="Table4.B1" office:value-type="string">
            <text:p text:style-name="P18">System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1">Priority</text:p>
          </table:table-cell>
          <table:table-cell table:style-name="Table5.A1" table:number-columns-spanned="3" office:value-type="string">
            <text:p text:style-name="P3">Highest</text:p>
          </table:table-cell>
          <table:covered-table-cell/>
          <table:covered-table-cell/>
          <table:table-cell table:style-name="Table5.E1" office:value-type="string">
            <text:p text:style-name="P31"/>
          </table:table-cell>
        </table:table-row>
        <text:soft-page-break/>
        <table:table-row table:style-name="Table5.1">
          <table:table-cell table:style-name="Table5.A1" office:value-type="string">
            <text:p text:style-name="P3"><text:span text:style-name="T8">Outstanding</text:span><text:span text:style-name="T9"> </text:span><text:span text:style-name="T8">Issues</text:span></text:p>
          </table:table-cell>
          <table:table-cell table:style-name="Table5.A1" table:number-columns-spanned="3" office:value-type="string">
            <text:p text:style-name="P8"/>
          </table:table-cell>
          <table:covered-table-cell/>
          <table:covered-table-cell/>
          <table:table-cell table:style-name="Table5.E2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1">Author</text:p>
          </table:table-cell>
          <table:table-cell table:style-name="Table5.A1" table:number-columns-spanned="3" office:value-type="string">
            <text:p text:style-name="P8"><text:initial-creator>Jim Sinclair</text:initial-creator></text:p>
          </table:table-cell>
          <table:covered-table-cell/>
          <table:covered-table-cell/>
          <table:table-cell table:style-name="Table5.E3" office:value-type="string">
            <text:p text:style-name="P36"/>
          </table:table-cell>
        </table:table-row>
        <table:table-row table:style-name="Table5.1">
          <table:table-cell table:style-name="Table5.A1" office:value-type="string">
            <text:p text:style-name="Standard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5.B4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1">Version</text:p>
          </table:table-cell>
          <table:table-cell table:style-name="Table5.A1" office:value-type="string">
            <text:p text:style-name="P3">1.0</text:p>
          </table:table-cell>
          <table:table-cell table:style-name="Table5.A1" office:value-type="string">
            <text:p text:style-name="P31">Date</text:p>
          </table:table-cell>
          <table:table-cell table:style-name="Table5.B4" table:number-columns-spanned="2" office:value-type="string">
            <text:p text:style-name="P3"><text:date style:data-style-name="N76" text:date-value="2013-03-14T11:58:02">14 March 2013</text:date></text:p>
          </table:table-cell>
          <table:covered-table-cell/>
        </table:table-row>
      </table:table>
      <text:p text:style-name="P99">Alternative<text:span text:style-name="T10"> </text:span>Sequences<text:span text:style-name="T10"> </text:span>of<text:span text:style-name="T10"> </text:span>Events</text:p>
      <text:h text:style-name="Heading_20_3" text:outline-level="3">Alternative 1: <text:span text:style-name="T19">Cancel menu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Actor Stimulus</text:p>
          </table:table-cell>
          <table:table-cell table:style-name="Table6.A1" table:number-rows-spanned="3" office:value-type="string">
            <text:p text:style-name="P23"/>
          </table:table-cell>
          <table:table-cell table:style-name="Table6.C1" office:value-type="string">
            <text:p text:style-name="P23">System Response</text:p>
          </table:table-cell>
        </table:table-row>
        <table:table-row table:style-name="Table6.1">
          <table:table-cell table:style-name="Table6.A1" office:value-type="string">
            <text:p text:style-name="P69">3. <text:span text:style-name="T18">Clicks elsewhere outside of context menu</text:span></text:p>
          </table:table-cell>
          <table:covered-table-cell/>
          <table:table-cell table:style-name="Table6.C1" office:value-type="string">
            <text:p text:style-name="P78">4. <text:span text:style-name="T18">Hides context menu</text:span></text:p>
          </table:table-cell>
        </table:table-row>
        <table:table-row table:style-name="Table6.1">
          <table:table-cell table:style-name="Table6.A1" office:value-type="string">
            <text:p text:style-name="P58"/>
          </table:table-cell>
          <table:covered-table-cell/>
          <table:table-cell table:style-name="Table6.C1" office:value-type="string">
            <text:p text:style-name="P89"/>
          </table:table-cell>
        </table:table-row>
      </table:table>
      <text:p text:style-name="P100">Alternative<text:span text:style-name="T10"> </text:span>Sequences<text:span text:style-name="T10"> </text:span>of<text:span text:style-name="T10"> </text:span>Events</text:p>
      <text:h text:style-name="P156" text:outline-level="3">Alternative <text:span text:style-name="T18">2</text:span>: <text:span text:style-name="T19">Cancel at first endpoint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4">Actor Stimulus</text:p>
          </table:table-cell>
          <table:table-cell table:style-name="Table7.A1" table:number-rows-spanned="3" office:value-type="string">
            <text:p text:style-name="P24"/>
          </table:table-cell>
          <table:table-cell table:style-name="Table7.C1" office:value-type="string">
            <text:p text:style-name="P24">System Response</text:p>
          </table:table-cell>
        </table:table-row>
        <table:table-row table:style-name="Table7.1">
          <table:table-cell table:style-name="Table7.A1" office:value-type="string">
            <text:p text:style-name="P69"><text:span text:style-name="T19">5</text:span>. <text:span text:style-name="T19">Selects 'Cancel' from dialog</text:span></text:p>
          </table:table-cell>
          <table:covered-table-cell/>
          <table:table-cell table:style-name="Table7.C1" office:value-type="string">
            <text:p text:style-name="P79"><text:span text:style-name="T19">6</text:span>. <text:span text:style-name="T19">Hides dialog and context menu</text:span></text:p>
          </table:table-cell>
        </table:table-row>
        <table:table-row table:style-name="Table7.1">
          <table:table-cell table:style-name="Table7.A1" office:value-type="string">
            <text:p text:style-name="P59"/>
          </table:table-cell>
          <table:covered-table-cell/>
          <table:table-cell table:style-name="Table7.C1" office:value-type="string">
            <text:p text:style-name="P90"/>
          </table:table-cell>
        </table:table-row>
      </table:table>
      <text:p text:style-name="P101">Alternative<text:span text:style-name="T10"> </text:span>Sequences<text:span text:style-name="T10"> </text:span>of<text:span text:style-name="T10"> </text:span>Events</text:p>
      <text:h text:style-name="P157" text:outline-level="3">Alternative <text:span text:style-name="T19">3</text:span>: <text:span text:style-name="T19">Cancel at second endpoint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5">Actor Stimulus</text:p>
          </table:table-cell>
          <table:table-cell table:style-name="Table8.A1" table:number-rows-spanned="3" office:value-type="string">
            <text:p text:style-name="P25"/>
          </table:table-cell>
          <table:table-cell table:style-name="Table8.C1" office:value-type="string">
            <text:p text:style-name="P25">System Response</text:p>
          </table:table-cell>
        </table:table-row>
        <table:table-row table:style-name="Table8.1">
          <table:table-cell table:style-name="Table8.A1" office:value-type="string">
            <text:p text:style-name="P71"><text:span text:style-name="T20">7</text:span>. <text:span text:style-name="T19">Selects 'Cancel' from dialog</text:span></text:p>
          </table:table-cell>
          <table:covered-table-cell/>
          <table:table-cell table:style-name="Table8.C1" office:value-type="string">
            <text:p text:style-name="P81"><text:span text:style-name="T20">8</text:span>. <text:span text:style-name="T19">Hides dialog and context menu</text:span></text:p>
          </table:table-cell>
        </table:table-row>
        <table:table-row table:style-name="Table8.1">
          <table:table-cell table:style-name="Table8.A1" office:value-type="string">
            <text:p text:style-name="P60"/>
          </table:table-cell>
          <table:covered-table-cell/>
          <table:table-cell table:style-name="Table8.C1" office:value-type="string">
            <text:p text:style-name="P91"/>
          </table:table-cell>
        </table:table-row>
      </table:table>
      <text:p text:style-name="P101">Alternative<text:span text:style-name="T10"> </text:span>Sequences<text:span text:style-name="T10"> </text:span>of<text:span text:style-name="T10"> </text:span>Events</text:p>
      <text:h text:style-name="P157" text:outline-level="3">Alternative <text:span text:style-name="T19">4</text:span>: 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5">Actor Stimulus</text:p>
          </table:table-cell>
          <table:table-cell table:style-name="Table9.A1" table:number-rows-spanned="3" office:value-type="string">
            <text:p text:style-name="P25"/>
          </table:table-cell>
          <table:table-cell table:style-name="Table9.C1" office:value-type="string">
            <text:p text:style-name="P25">System Response</text:p>
          </table:table-cell>
        </table:table-row>
        <table:table-row table:style-name="Table9.1">
          <table:table-cell table:style-name="Table9.A1" office:value-type="string">
            <text:p text:style-name="P70">3. </text:p>
          </table:table-cell>
          <table:covered-table-cell/>
          <table:table-cell table:style-name="Table9.C1" office:value-type="string">
            <text:p text:style-name="P80">4. </text:p>
          </table:table-cell>
        </table:table-row>
        <table:table-row table:style-name="Table9.1">
          <table:table-cell table:style-name="Table9.A1" office:value-type="string">
            <text:p text:style-name="P60"/>
          </table:table-cell>
          <table:covered-table-cell/>
          <table:table-cell table:style-name="Table9.C1" office:value-type="string">
            <text:p text:style-name="P91"/>
          </table:table-cell>
        </table:table-row>
      </table:table>
      <text:p text:style-name="P44"/>
      <text:h text:style-name="P151" text:outline-level="2"><text:span text:style-name="T16">Select endpoint</text:span><text:span text:style-name="T20">-exception</text:span><text:span text:style-name="T16">s</text:span></text:h>
      <text:p text:style-name="P12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1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10.B1" table:number-columns-spanned="3" office:value-type="string">
            <text:p text:style-name="P9"><text:span text:style-name="T16">Select endpoint</text:span><text:span text:style-name="T20">-exception</text:span><text:span text:style-name="T16">s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Version</text:p>
          </table:table-cell>
          <table:table-cell table:style-name="Table10.A1" office:value-type="string">
            <text:p text:style-name="P4">1.0</text:p>
          </table:table-cell>
          <table:table-cell table:style-name="Table10.A1" office:value-type="string">
            <text:p text:style-name="P32">Date</text:p>
          </table:table-cell>
          <table:table-cell table:style-name="Table10.B1" office:value-type="string">
            <text:p text:style-name="P4"><text:date style:data-style-name="N76" text:date-value="2013-03-14T11:58:02">14 March 2013</text:date></text:p>
          </table:table-cell>
        </table:table-row>
        <table:table-row table:style-name="Table10.1">
          <table:table-cell table:style-name="Table10.A1" office:value-type="string">
            <text:p text:style-name="P32">Package</text:p>
          </table:table-cell>
          <table:table-cell table:style-name="Table10.B1" table:number-columns-spanned="3" office:value-type="string">
            <text:p text:style-name="P14">LocalSynch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Summary</text:p>
          </table:table-cell>
          <table:table-cell table:style-name="Table10.B1" table:number-columns-spanned="3" office:value-type="string">
            <text:p text:style-name="P4"><text:span text:style-name="T16">User </text:span><text:span text:style-name="T20">selects files from within an endpoint that will not be synchronised to the corresponding endpoint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Primary</text:span><text:span text:style-name="T9"> </text:span><text:span text:style-name="T8">Actor</text:span></text:p>
          </table:table-cell>
          <table:table-cell table:style-name="Table10.B1" table:number-columns-spanned="3" office:value-type="string">
            <text:p text:style-name="P46">User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Secondary</text:span><text:span text:style-name="T9"> </text:span><text:span text:style-name="T8">Actors</text:span></text:p>
          </table:table-cell>
          <table:table-cell table:style-name="Table10.B1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Inherits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Includes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Extension</text:span><text:span text:style-name="T9"> </text:span><text:span text:style-name="T8">Points</text:span>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Business</text:span><text:span text:style-name="T9"> </text:span><text:span text:style-name="T8">Rules</text:span>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Pre-condition(s)</text:p>
          </table:table-cell>
          <table:table-cell table:style-name="Table10.B1" table:number-columns-spanned="3" office:value-type="string">
            <text:p text:style-name="P48">System is running</text:p>
          </table:table-cell>
          <table:covered-table-cell/>
          <table:covered-table-cell/>
        </table:table-row>
      </table:table>
      <text:p text:style-name="P127">Typical<text:span text:style-name="T10"> </text:span>Sequence<text:span text:style-name="T10"> </text:span>of<text:span text:style-name="T10"> </text:span>Event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6">Actor Stimulus</text:p>
          </table:table-cell>
          <table:table-cell table:style-name="Table11.A1" table:number-rows-spanned="5" office:value-type="string">
            <text:p text:style-name="P26"/>
          </table:table-cell>
          <table:table-cell table:style-name="Table11.C1" office:value-type="string">
            <text:p text:style-name="P26">System Response</text:p>
          </table:table-cell>
        </table:table-row>
        <table:table-row table:style-name="Table11.1">
          <table:table-cell table:style-name="Table11.A1" office:value-type="string">
            <text:p text:style-name="P61">1.<text:tab/><text:span text:style-name="T18">Clicks on system icon</text:span></text:p>
          </table:table-cell>
          <table:covered-table-cell/>
          <table:table-cell table:style-name="Table11.C1" office:value-type="string">
            <text:p text:style-name="P81">2.<text:tab/><text:span text:style-name="T18">Displays a context menu</text:span></text:p>
          </table:table-cell>
        </table:table-row>
        <table:table-row table:style-name="Table11.1">
          <table:table-cell table:style-name="Table11.A1" office:value-type="string">
            <text:p text:style-name="P61">3.<text:tab/><text:span text:style-name="T21">Selects existing endpoint-pair</text:span></text:p>
          </table:table-cell>
          <table:covered-table-cell/>
          <table:table-cell table:style-name="Table11.C1" office:value-type="string">
            <text:p text:style-name="P81">4.<text:tab/><text:span text:style-name="T17">Displays </text:span><text:span text:style-name="T18">dialog for selecting endpoint </text:span><text:span text:style-name="T21">from pair</text:span></text:p>
          </table:table-cell>
        </table:table-row>
        <table:table-row table:style-name="Table11.1">
          <table:table-cell table:style-name="Table11.A1" office:value-type="string">
            <text:p text:style-name="P61">5.<text:tab/><text:span text:style-name="T18">Selects </text:span><text:span text:style-name="T22">endpoint</text:span><text:span text:style-name="T18"> from within the dialog</text:span></text:p>
          </table:table-cell>
          <table:covered-table-cell/>
          <table:table-cell table:style-name="Table11.C1" office:value-type="string">
            <text:p text:style-name="P81">6.<text:tab/><text:span text:style-name="T18">Displays </text:span><text:span text:style-name="T22">folder-</text:span><text:span text:style-name="T18">dialog for selecting </text:span><text:span text:style-name="T22">files from within endpoint</text:span></text:p>
          </table:table-cell>
        </table:table-row>
        <table:table-row table:style-name="Table11.1">
          <table:table-cell table:style-name="Table11.A1" office:value-type="string">
            <text:p text:style-name="P61">7.<text:tab/><text:span text:style-name="T18">Selects </text:span><text:span text:style-name="T22">files</text:span><text:span text:style-name="T18"> from within the </text:span><text:span text:style-name="T22">folder-</text:span><text:span text:style-name="T18">dialog</text:span></text:p>
          </table:table-cell>
          <table:covered-table-cell/>
          <table:table-cell table:style-name="Table11.C1" office:value-type="string">
            <text:p text:style-name="P81">8.<text:tab/><text:span text:style-name="T18">Stores </text:span><text:span text:style-name="T22">files as exceptions for endpoint within endpoint-pair</text:span></text:p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2">Post-condition(s)</text:p>
          </table:table-cell>
          <table:table-cell table:style-name="Table12.B1" office:value-type="string">
            <text:p text:style-name="P19">System</text:p>
          </table:table-cell>
        </table:table-row>
      </table:table>
      <text:p text:style-name="P4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32">Priority</text:p>
          </table:table-cell>
          <table:table-cell table:style-name="Table13.A1" table:number-columns-spanned="3" office:value-type="string">
            <text:p text:style-name="P4">Highest</text:p>
          </table:table-cell>
          <table:covered-table-cell/>
          <table:covered-table-cell/>
          <table:table-cell table:style-name="Table13.E1" office:value-type="string">
            <text:p text:style-name="P32"/>
          </table:table-cell>
        </table:table-row>
        <table:table-row table:style-name="Table13.1">
          <table:table-cell table:style-name="Table13.A1" office:value-type="string">
            <text:p text:style-name="P4"><text:span text:style-name="T8">Outstanding</text:span><text:span text:style-name="T9"> </text:span><text:span text:style-name="T8">Issues</text:span></text:p>
          </table:table-cell>
          <table:table-cell table:style-name="Table13.A1" table:number-columns-spanned="3" office:value-type="string">
            <text:p text:style-name="P9"/>
          </table:table-cell>
          <table:covered-table-cell/>
          <table:covered-table-cell/>
          <table:table-cell table:style-name="Table13.E2" office:value-type="string">
            <text:p text:style-name="P32"/>
          </table:table-cell>
        </table:table-row>
        <table:table-row table:style-name="Table13.1">
          <table:table-cell table:style-name="Table13.A1" office:value-type="string">
            <text:p text:style-name="P32">Author</text:p>
          </table:table-cell>
          <table:table-cell table:style-name="Table13.A1" table:number-columns-spanned="3" office:value-type="string">
            <text:p text:style-name="P9"><text:initial-creator>Jim Sinclair</text:initial-creator></text:p>
          </table:table-cell>
          <table:covered-table-cell/>
          <table:covered-table-cell/>
          <table:table-cell table:style-name="Table13.E3" office:value-type="string">
            <text:p text:style-name="P37"/>
          </table:table-cell>
        </table:table-row>
        <text:soft-page-break/>
        <table:table-row table:style-name="Table13.1">
          <table:table-cell table:style-name="Table13.A1" office:value-type="string">
            <text:p text:style-name="P41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13.B4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32">Version</text:p>
          </table:table-cell>
          <table:table-cell table:style-name="Table13.A1" office:value-type="string">
            <text:p text:style-name="P4">1.0</text:p>
          </table:table-cell>
          <table:table-cell table:style-name="Table13.A1" office:value-type="string">
            <text:p text:style-name="P32">Date</text:p>
          </table:table-cell>
          <table:table-cell table:style-name="Table13.B4" table:number-columns-spanned="2" office:value-type="string">
            <text:p text:style-name="P4"><text:date style:data-style-name="N76" text:date-value="2013-03-14T11:58:02">14 March 2013</text:date></text:p>
          </table:table-cell>
          <table:covered-table-cell/>
        </table:table-row>
      </table:table>
      <text:p text:style-name="P102">Alternative<text:span text:style-name="T10"> </text:span>Sequences<text:span text:style-name="T10"> </text:span>of<text:span text:style-name="T10"> </text:span>Events</text:p>
      <text:h text:style-name="P158" text:outline-level="3">Alternative 1: <text:span text:style-name="T19">Cancel menu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Actor Stimulus</text:p>
          </table:table-cell>
          <table:table-cell table:style-name="Table14.A1" table:number-rows-spanned="3" office:value-type="string">
            <text:p text:style-name="P26"/>
          </table:table-cell>
          <table:table-cell table:style-name="Table14.C1" office:value-type="string">
            <text:p text:style-name="P26">System Response</text:p>
          </table:table-cell>
        </table:table-row>
        <table:table-row table:style-name="Table14.1">
          <table:table-cell table:style-name="Table14.A1" office:value-type="string">
            <text:p text:style-name="P71">3. <text:span text:style-name="T18">Clicks elsewhere outside of context menu</text:span></text:p>
          </table:table-cell>
          <table:covered-table-cell/>
          <table:table-cell table:style-name="Table14.C1" office:value-type="string">
            <text:p text:style-name="P81">4. <text:span text:style-name="T18">Hides context menu</text:span></text:p>
          </table:table-cell>
        </table:table-row>
        <table:table-row table:style-name="Table14.1">
          <table:table-cell table:style-name="Table14.A1" office:value-type="string">
            <text:p text:style-name="P61"/>
          </table:table-cell>
          <table:covered-table-cell/>
          <table:table-cell table:style-name="Table14.C1" office:value-type="string">
            <text:p text:style-name="P92"/>
          </table:table-cell>
        </table:table-row>
      </table:table>
      <text:h text:style-name="P159" text:outline-level="3">Alternative <text:span text:style-name="T18">2</text:span>: <text:span text:style-name="T19">Cancel at endpoint</text:span><text:span text:style-name="T23">-selection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7">Actor Stimulus</text:p>
          </table:table-cell>
          <table:table-cell table:style-name="Table15.A1" table:number-rows-spanned="3" office:value-type="string">
            <text:p text:style-name="P27"/>
          </table:table-cell>
          <table:table-cell table:style-name="Table15.C1" office:value-type="string">
            <text:p text:style-name="P27">System Response</text:p>
          </table:table-cell>
        </table:table-row>
        <table:table-row table:style-name="Table15.1">
          <table:table-cell table:style-name="Table15.A1" office:value-type="string">
            <text:p text:style-name="P72"><text:span text:style-name="T19">5</text:span>. <text:span text:style-name="T19">Selects 'Cancel' from dialog</text:span></text:p>
          </table:table-cell>
          <table:covered-table-cell/>
          <table:table-cell table:style-name="Table15.C1" office:value-type="string">
            <text:p text:style-name="P82"><text:span text:style-name="T19">6</text:span>. <text:span text:style-name="T19">Hides dialog and context menu</text:span></text:p>
          </table:table-cell>
        </table:table-row>
        <table:table-row table:style-name="Table15.1">
          <table:table-cell table:style-name="Table15.A1" office:value-type="string">
            <text:p text:style-name="P62"/>
          </table:table-cell>
          <table:covered-table-cell/>
          <table:table-cell table:style-name="Table15.C1" office:value-type="string">
            <text:p text:style-name="P93"/>
          </table:table-cell>
        </table:table-row>
      </table:table>
      <text:p text:style-name="P103">Alternative<text:span text:style-name="T10"> </text:span>Sequences<text:span text:style-name="T10"> </text:span>of<text:span text:style-name="T10"> </text:span>Events</text:p>
      <text:h text:style-name="P159" text:outline-level="3">Alternative <text:span text:style-name="T19">3</text:span>: <text:span text:style-name="T19">Cancel at </text:span><text:span text:style-name="T23">exception-selection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7">Actor Stimulus</text:p>
          </table:table-cell>
          <table:table-cell table:style-name="Table16.A1" table:number-rows-spanned="3" office:value-type="string">
            <text:p text:style-name="P27"/>
          </table:table-cell>
          <table:table-cell table:style-name="Table16.C1" office:value-type="string">
            <text:p text:style-name="P27">System Response</text:p>
          </table:table-cell>
        </table:table-row>
        <table:table-row table:style-name="Table16.1">
          <table:table-cell table:style-name="Table16.A1" office:value-type="string">
            <text:p text:style-name="P72"><text:span text:style-name="T20">7</text:span>. <text:span text:style-name="T19">Selects 'Cancel' from dialog</text:span></text:p>
          </table:table-cell>
          <table:covered-table-cell/>
          <table:table-cell table:style-name="Table16.C1" office:value-type="string">
            <text:p text:style-name="P82"><text:span text:style-name="T20">8</text:span>. <text:span text:style-name="T19">Hides dialog and context menu</text:span></text:p>
          </table:table-cell>
        </table:table-row>
        <table:table-row table:style-name="Table16.1">
          <table:table-cell table:style-name="Table16.A1" office:value-type="string">
            <text:p text:style-name="P62"/>
          </table:table-cell>
          <table:covered-table-cell/>
          <table:table-cell table:style-name="Table16.C1" office:value-type="string">
            <text:p text:style-name="P93"/>
          </table:table-cell>
        </table:table-row>
      </table:table>
      <text:p text:style-name="P49"/>
      <text:h text:style-name="P152" text:outline-level="2"><text:span text:style-name="T24">Monitor</text:span><text:span text:style-name="T16"> endpoints</text:span></text:h>
      <text:p text:style-name="P12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42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17.B1" table:number-columns-spanned="3" office:value-type="string">
            <text:p text:style-name="P10"><text:span text:style-name="T25">Monitor</text:span><text:span text:style-name="T16"> endpoint</text:span><text:span text:style-name="T16">s</text:span>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Version</text:p>
          </table:table-cell>
          <table:table-cell table:style-name="Table17.A1" office:value-type="string">
            <text:p text:style-name="P5">1.0</text:p>
          </table:table-cell>
          <table:table-cell table:style-name="Table17.A1" office:value-type="string">
            <text:p text:style-name="P33">Date</text:p>
          </table:table-cell>
          <table:table-cell table:style-name="Table17.B1" office:value-type="string">
            <text:p text:style-name="P5"><text:date style:data-style-name="N76" text:date-value="2013-03-14T11:58:02">14 March 2013</text:date></text:p>
          </table:table-cell>
        </table:table-row>
        <table:table-row table:style-name="Table17.1">
          <table:table-cell table:style-name="Table17.A1" office:value-type="string">
            <text:p text:style-name="P33">Package</text:p>
          </table:table-cell>
          <table:table-cell table:style-name="Table17.B1" table:number-columns-spanned="3" office:value-type="string">
            <text:p text:style-name="P15">LocalSynch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Summary</text:p>
          </table:table-cell>
          <table:table-cell table:style-name="Table17.B1" table:number-columns-spanned="3" office:value-type="string">
            <text:p text:style-name="P50">Monitor periodically examines the contents of an endpoint-pair and 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Primary</text:span><text:span text:style-name="T9"> </text:span><text:span text:style-name="T8">Actor</text:span></text:p>
          </table:table-cell>
          <table:table-cell table:style-name="Table17.B1" table:number-columns-spanned="3" office:value-type="string">
            <text:p text:style-name="P50">ConfigMonitor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Secondary</text:span><text:span text:style-name="T9"> </text:span><text:span text:style-name="T8">Actors</text:span></text:p>
          </table:table-cell>
          <table:table-cell table:style-name="Table17.B1" table:number-columns-spanned="3" office:value-type="string">
            <text:p text:style-name="P53">User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Inherits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Includes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Extension</text:span><text:span text:style-name="T9"> </text:span><text:span text:style-name="T8">Points</text:span>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Business</text:span><text:span text:style-name="T9"> </text:span><text:span text:style-name="T8">Rules</text:span>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Pre-condition(s)</text:p>
          </table:table-cell>
          <table:table-cell table:style-name="Table17.B1" table:number-columns-spanned="3" office:value-type="string">
            <text:p text:style-name="P5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28">Typical<text:span text:style-name="T10"> </text:span>Sequence<text:span text:style-name="T10"> </text:span>of<text:span text:style-name="T10"> </text:span>Events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8">Actor Stimulus</text:p>
          </table:table-cell>
          <table:table-cell table:style-name="Table18.A1" table:number-rows-spanned="5" office:value-type="string">
            <text:p text:style-name="P28"/>
          </table:table-cell>
          <table:table-cell table:style-name="Table18.C1" office:value-type="string">
            <text:p text:style-name="P28">System Response</text:p>
          </table:table-cell>
        </table:table-row>
        <table:table-row table:style-name="Table18.1">
          <table:table-cell table:style-name="Table18.A1" office:value-type="string">
            <text:p text:style-name="P63">1.<text:tab/><text:span text:style-name="T28">ConfigMonitor r</text:span><text:span text:style-name="T26">equests </text:span><text:span text:style-name="T27">notification for changes within </text:span><text:span text:style-name="T29">local </text:span><text:span text:style-name="T27">filesystem </text:span><text:span text:style-name="T29">for</text:span><text:span text:style-name="T27"> </text:span><text:span text:style-name="T29">first</text:span><text:span text:style-name="T27"> endpoint</text:span></text:p>
          </table:table-cell>
          <table:covered-table-cell/>
          <table:table-cell table:style-name="Table18.C1" office:value-type="string">
            <text:p text:style-name="P83">2.<text:tab/><text:span text:style-name="T39">Confirms</text:span></text:p>
          </table:table-cell>
        </table:table-row>
        <table:table-row table:style-name="Table18.1">
          <table:table-cell table:style-name="Table18.A1" office:value-type="string">
            <text:p text:style-name="P63">3.<text:tab/><text:span text:style-name="T27">User </text:span><text:span text:style-name="T34">create</text:span><text:span text:style-name="T32">s</text:span><text:span text:style-name="T27"> a file </text:span><text:span text:style-name="T34">within</text:span><text:span text:style-name="T27"> first endpoint</text:span></text:p>
          </table:table-cell>
          <table:covered-table-cell/>
          <table:table-cell table:style-name="Table18.C1" office:value-type="string">
            <text:p text:style-name="P83">4.<text:tab/><text:span text:style-name="T27">Sends notification to ConfigMonitor, </text:span><text:span text:style-name="T28">providing details of what content has changed and in which endpoint</text:span></text:p>
          </table:table-cell>
        </table:table-row>
        <table:table-row table:style-name="Table18.1">
          <table:table-cell table:style-name="Table18.A1" office:value-type="string">
            <text:p text:style-name="P63">5.<text:tab/><text:span text:style-name="T28">ConfigMonitor checks details of changed contents, compares them with corresponding endpoint, and </text:span><text:span text:style-name="T30">logs them to list of unsynched </text:span><text:span text:style-name="T31">artefacts</text:span></text:p>
          </table:table-cell>
          <table:covered-table-cell/>
          <table:table-cell table:style-name="Table18.C1" office:value-type="string">
            <text:p text:style-name="P84">6.<text:tab/></text:p>
          </table:table-cell>
        </table:table-row>
        <table:table-row table:style-name="Table18.1">
          <table:table-cell table:style-name="Table18.A1" office:value-type="string">
            <text:p text:style-name="P64">7.<text:tab/></text:p>
          </table:table-cell>
          <table:covered-table-cell/>
          <table:table-cell table:style-name="Table18.C1" office:value-type="string">
            <text:p text:style-name="P83">8.<text:tab/></text:p>
          </table:table-cell>
        </table:table-row>
      </table:table>
      <text:p text:style-name="P4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3">Post-condition(s)</text:p>
          </table:table-cell>
          <table:table-cell table:style-name="Table19.B1" office:value-type="string">
            <text:p text:style-name="P20">System</text:p>
          </table:table-cell>
        </table:table-row>
      </table:table>
      <text:p text:style-name="P42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 table:style-name="Table20.1">
          <table:table-cell table:style-name="Table20.A1" office:value-type="string">
            <text:p text:style-name="P33">Priority</text:p>
          </table:table-cell>
          <table:table-cell table:style-name="Table20.A1" table:number-columns-spanned="3" office:value-type="string">
            <text:p text:style-name="P5">Highest</text:p>
          </table:table-cell>
          <table:covered-table-cell/>
          <table:covered-table-cell/>
          <table:table-cell table:style-name="Table20.E1" office:value-type="string">
            <text:p text:style-name="P33"/>
          </table:table-cell>
        </table:table-row>
        <table:table-row table:style-name="Table20.1">
          <table:table-cell table:style-name="Table20.A1" office:value-type="string">
            <text:p text:style-name="P5"><text:span text:style-name="T8">Outstanding</text:span><text:span text:style-name="T9"> </text:span><text:span text:style-name="T8">Issues</text:span></text:p>
          </table:table-cell>
          <table:table-cell table:style-name="Table20.A1" table:number-columns-spanned="3" office:value-type="string">
            <text:p text:style-name="P10"/>
          </table:table-cell>
          <table:covered-table-cell/>
          <table:covered-table-cell/>
          <table:table-cell table:style-name="Table20.E2" office:value-type="string">
            <text:p text:style-name="P33"/>
          </table:table-cell>
        </table:table-row>
        <text:soft-page-break/>
        <table:table-row table:style-name="Table20.1">
          <table:table-cell table:style-name="Table20.A1" office:value-type="string">
            <text:p text:style-name="P33">Author</text:p>
          </table:table-cell>
          <table:table-cell table:style-name="Table20.A1" table:number-columns-spanned="3" office:value-type="string">
            <text:p text:style-name="P10"><text:initial-creator>Jim Sinclair</text:initial-creator></text:p>
          </table:table-cell>
          <table:covered-table-cell/>
          <table:covered-table-cell/>
          <table:table-cell table:style-name="Table20.E3" office:value-type="string">
            <text:p text:style-name="P38"/>
          </table:table-cell>
        </table:table-row>
        <table:table-row table:style-name="Table20.1">
          <table:table-cell table:style-name="Table20.A1" office:value-type="string">
            <text:p text:style-name="P42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20.B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33">Version</text:p>
          </table:table-cell>
          <table:table-cell table:style-name="Table20.A1" office:value-type="string">
            <text:p text:style-name="P5">1.0</text:p>
          </table:table-cell>
          <table:table-cell table:style-name="Table20.A1" office:value-type="string">
            <text:p text:style-name="P33">Date</text:p>
          </table:table-cell>
          <table:table-cell table:style-name="Table20.B4" table:number-columns-spanned="2" office:value-type="string">
            <text:p text:style-name="P5"><text:date style:data-style-name="N76" text:date-value="2013-03-14T11:58:02">14 March 2013</text:date></text:p>
          </table:table-cell>
          <table:covered-table-cell/>
        </table:table-row>
      </table:table>
      <text:p text:style-name="P104">Alternative<text:span text:style-name="T10"> </text:span>Sequences<text:span text:style-name="T10"> </text:span>of<text:span text:style-name="T10"> </text:span>Events</text:p>
      <text:h text:style-name="P160" text:outline-level="3">Alternative 1: <text:span text:style-name="T32">User changes content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28">Actor Stimulus</text:p>
          </table:table-cell>
          <table:table-cell table:style-name="Table21.A1" table:number-rows-spanned="3" office:value-type="string">
            <text:p text:style-name="P28"/>
          </table:table-cell>
          <table:table-cell table:style-name="Table21.C1" office:value-type="string">
            <text:p text:style-name="P28">System Response</text:p>
          </table:table-cell>
        </table:table-row>
        <table:table-row table:style-name="Table21.1">
          <table:table-cell table:style-name="Table21.A1" office:value-type="string">
            <text:p text:style-name="P73">3.<text:tab/><text:span text:style-name="T27">User </text:span><text:span text:style-name="T32">changes</text:span><text:span text:style-name="T27"> a file in first endpoint</text:span></text:p>
          </table:table-cell>
          <table:covered-table-cell/>
          <table:table-cell table:style-name="Table21.C1" office:value-type="string">
            <text:p text:style-name="P85">4.<text:tab/><text:span text:style-name="T27">Sends notification to ConfigMonitor, </text:span><text:span text:style-name="T28">providing details of what content has changed and in which endpoint</text:span></text:p>
          </table:table-cell>
        </table:table-row>
        <table:table-row table:style-name="Table21.1">
          <table:table-cell table:style-name="Table21.A1" office:value-type="string">
            <text:p text:style-name="P66">5.<text:tab/><text:span text:style-name="T28">ConfigMonitor checks details of changed contents, compares them with corresponding endpoint, and </text:span><text:span text:style-name="T30">logs them to list of unsynched </text:span><text:span text:style-name="T31">artefacts</text:span></text:p>
          </table:table-cell>
          <table:covered-table-cell/>
          <table:table-cell table:style-name="Table21.C1" office:value-type="string">
            <text:p text:style-name="P94"/>
          </table:table-cell>
        </table:table-row>
      </table:table>
      <text:p text:style-name="P56"/>
      <text:h text:style-name="P153" text:outline-level="2">Monitor exceptions</text:h>
      <text:p text:style-name="P124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43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4.B1" table:number-columns-spanned="3" office:value-type="string">
            <text:p text:style-name="P11"><text:span text:style-name="T25">Monitor</text:span><text:span text:style-name="T16"> </text:span><text:span text:style-name="T33">exceptions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Version</text:p>
          </table:table-cell>
          <table:table-cell table:style-name="Table24.A1" office:value-type="string">
            <text:p text:style-name="P6">1.0</text:p>
          </table:table-cell>
          <table:table-cell table:style-name="Table24.A1" office:value-type="string">
            <text:p text:style-name="P34">Date</text:p>
          </table:table-cell>
          <table:table-cell table:style-name="Table24.B1" office:value-type="string">
            <text:p text:style-name="P6"><text:date style:data-style-name="N76" text:date-value="2013-03-14T11:58:02">14 March 2013</text:date></text:p>
          </table:table-cell>
        </table:table-row>
        <table:table-row table:style-name="Table24.1">
          <table:table-cell table:style-name="Table24.A1" office:value-type="string">
            <text:p text:style-name="P34">Package</text:p>
          </table:table-cell>
          <table:table-cell table:style-name="Table24.B1" table:number-columns-spanned="3" office:value-type="string">
            <text:p text:style-name="P16">LocalSynch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Summary</text:p>
          </table:table-cell>
          <table:table-cell table:style-name="Table24.B1" table:number-columns-spanned="3" office:value-type="string">
            <text:p text:style-name="P6"><text:span text:style-name="T25">Monitor periodically examines the </text:span><text:span text:style-name="T33">exceptions-list</text:span><text:span text:style-name="T25"> 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Primary</text:span><text:span text:style-name="T9"> </text:span><text:span text:style-name="T8">Actor</text:span></text:p>
          </table:table-cell>
          <table:table-cell table:style-name="Table24.B1" table:number-columns-spanned="3" office:value-type="string">
            <text:p text:style-name="P51">ConfigMonitor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Secondary</text:span><text:span text:style-name="T9"> </text:span><text:span text:style-name="T8">Actors</text:span></text:p>
          </table:table-cell>
          <table:table-cell table:style-name="Table24.B1" table:number-columns-spanned="3" office:value-type="string">
            <text:p text:style-name="P54">User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Inherits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Includes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Extension</text:span><text:span text:style-name="T9"> </text:span><text:span text:style-name="T8">Points</text:span>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Business</text:span><text:span text:style-name="T9"> </text:span><text:span text:style-name="T8">Rules</text:span>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Pre-condition(s)</text:p>
          </table:table-cell>
          <table:table-cell table:style-name="Table24.B1" table:number-columns-spanned="3" office:value-type="string">
            <text:p text:style-name="P6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29">Typical<text:span text:style-name="T10"> </text:span>Sequence<text:span text:style-name="T10"> </text:span>of<text:span text:style-name="T10"> </text:span>Events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29">Actor Stimulus</text:p>
          </table:table-cell>
          <table:table-cell table:style-name="Table25.A1" table:number-rows-spanned="5" office:value-type="string">
            <text:p text:style-name="P29"/>
          </table:table-cell>
          <table:table-cell table:style-name="Table25.C1" office:value-type="string">
            <text:p text:style-name="P29">System Response</text:p>
          </table:table-cell>
        </table:table-row>
        <table:table-row table:style-name="Table25.1">
          <table:table-cell table:style-name="Table25.A1" office:value-type="string">
            <text:p text:style-name="P65">1.<text:tab/><text:span text:style-name="T28">ConfigMonitor r</text:span><text:span text:style-name="T26">equests </text:span><text:span text:style-name="T27">notification for changes within </text:span><text:span text:style-name="T33">the local exceptions-list</text:span></text:p>
          </table:table-cell>
          <table:covered-table-cell/>
          <table:table-cell table:style-name="Table25.C1" office:value-type="string">
            <text:p text:style-name="P86">2.<text:tab/><text:span text:style-name="T39">Confirms</text:span></text:p>
          </table:table-cell>
        </table:table-row>
        <table:table-row table:style-name="Table25.1">
          <table:table-cell table:style-name="Table25.A1" office:value-type="string">
            <text:p text:style-name="P65">3.<text:tab/><text:span text:style-name="T27">User </text:span><text:span text:style-name="T32">adds</text:span><text:span text:style-name="T27"> a</text:span><text:span text:style-name="T33">n artefact to exceptions-list</text:span></text:p>
          </table:table-cell>
          <table:covered-table-cell/>
          <table:table-cell table:style-name="Table25.C1" office:value-type="string">
            <text:p text:style-name="P86">4.<text:tab/><text:span text:style-name="T27">Sends notification to ConfigMonitor</text:span><text:span text:style-name="T28"> </text:span><text:span text:style-name="T33">of change to exceptions-list</text:span></text:p>
          </table:table-cell>
        </table:table-row>
        <table:table-row table:style-name="Table25.1">
          <table:table-cell table:style-name="Table25.A1" office:value-type="string">
            <text:p text:style-name="P68">5.<text:tab/><text:span text:style-name="T28">ConfigMonitor checks </text:span><text:span text:style-name="T33">presence of items indicated in exceptions-list in corresponding endpoint</text:span><text:span text:style-name="T28">, and </text:span><text:span text:style-name="T30">logs them to list of unsynched </text:span><text:span text:style-name="T31">artefacts</text:span></text:p>
          </table:table-cell>
          <table:covered-table-cell/>
          <table:table-cell table:style-name="Table25.C1" office:value-type="string">
            <text:p text:style-name="P86">6.<text:tab/></text:p>
          </table:table-cell>
        </table:table-row>
        <table:table-row table:style-name="Table25.1">
          <table:table-cell table:style-name="Table25.A1" office:value-type="string">
            <text:p text:style-name="P65">7.<text:tab/></text:p>
          </table:table-cell>
          <table:covered-table-cell/>
          <table:table-cell table:style-name="Table25.C1" office:value-type="string">
            <text:p text:style-name="P86">8.<text:tab/></text:p>
          </table:table-cell>
        </table:table-row>
      </table:table>
      <text:p text:style-name="P43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34">Post-condition(s)</text:p>
          </table:table-cell>
          <table:table-cell table:style-name="Table26.B1" office:value-type="string">
            <text:p text:style-name="P21">System</text:p>
          </table:table-cell>
        </table:table-row>
      </table:table>
      <text:p text:style-name="P43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 table:style-name="Table27.1">
          <table:table-cell table:style-name="Table27.A1" office:value-type="string">
            <text:p text:style-name="P34">Priority</text:p>
          </table:table-cell>
          <table:table-cell table:style-name="Table27.A1" table:number-columns-spanned="3" office:value-type="string">
            <text:p text:style-name="P6">Highest</text:p>
          </table:table-cell>
          <table:covered-table-cell/>
          <table:covered-table-cell/>
          <table:table-cell table:style-name="Table27.E1" office:value-type="string">
            <text:p text:style-name="P34"/>
          </table:table-cell>
        </table:table-row>
        <table:table-row table:style-name="Table27.1">
          <table:table-cell table:style-name="Table27.A1" office:value-type="string">
            <text:p text:style-name="P6"><text:span text:style-name="T8">Outstanding</text:span><text:span text:style-name="T9"> </text:span><text:span text:style-name="T8">Issues</text:span></text:p>
          </table:table-cell>
          <table:table-cell table:style-name="Table27.A1" table:number-columns-spanned="3" office:value-type="string">
            <text:p text:style-name="P11"/>
          </table:table-cell>
          <table:covered-table-cell/>
          <table:covered-table-cell/>
          <table:table-cell table:style-name="Table27.E2" office:value-type="string">
            <text:p text:style-name="P34"/>
          </table:table-cell>
        </table:table-row>
        <text:soft-page-break/>
        <table:table-row table:style-name="Table27.1">
          <table:table-cell table:style-name="Table27.A1" office:value-type="string">
            <text:p text:style-name="P34">Author</text:p>
          </table:table-cell>
          <table:table-cell table:style-name="Table27.A1" table:number-columns-spanned="3" office:value-type="string">
            <text:p text:style-name="P11"><text:initial-creator>Jim Sinclair</text:initial-creator></text:p>
          </table:table-cell>
          <table:covered-table-cell/>
          <table:covered-table-cell/>
          <table:table-cell table:style-name="Table27.E3" office:value-type="string">
            <text:p text:style-name="P39"/>
          </table:table-cell>
        </table:table-row>
        <table:table-row table:style-name="Table27.1">
          <table:table-cell table:style-name="Table27.A1" office:value-type="string">
            <text:p text:style-name="P43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27.B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34">Version</text:p>
          </table:table-cell>
          <table:table-cell table:style-name="Table27.A1" office:value-type="string">
            <text:p text:style-name="P6">1.0</text:p>
          </table:table-cell>
          <table:table-cell table:style-name="Table27.A1" office:value-type="string">
            <text:p text:style-name="P34">Date</text:p>
          </table:table-cell>
          <table:table-cell table:style-name="Table27.B4" table:number-columns-spanned="2" office:value-type="string">
            <text:p text:style-name="P6"><text:date style:data-style-name="N76" text:date-value="2013-03-14T11:58:02">14 March 2013</text:date></text:p>
          </table:table-cell>
          <table:covered-table-cell/>
        </table:table-row>
      </table:table>
      <text:p text:style-name="P105">Alternative<text:span text:style-name="T10"> </text:span>Sequences<text:span text:style-name="T10"> </text:span>of<text:span text:style-name="T10"> </text:span>Events</text:p>
      <text:h text:style-name="P161" text:outline-level="3">Alternative 1: <text:span text:style-name="T32">User </text:span><text:span text:style-name="T35">removes</text:span><text:span text:style-name="T32"> </text:span><text:span text:style-name="T35">exception-item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29">Actor Stimulus</text:p>
          </table:table-cell>
          <table:table-cell table:style-name="Table28.A1" table:number-rows-spanned="3" office:value-type="string">
            <text:p text:style-name="P29"/>
          </table:table-cell>
          <table:table-cell table:style-name="Table28.C1" office:value-type="string">
            <text:p text:style-name="P29">System Response</text:p>
          </table:table-cell>
        </table:table-row>
        <table:table-row table:style-name="Table28.1">
          <table:table-cell table:style-name="Table28.A1" office:value-type="string">
            <text:p text:style-name="P75">3.<text:tab/><text:span text:style-name="T27">User </text:span><text:span text:style-name="T35">removes</text:span><text:span text:style-name="T27"> a</text:span><text:span text:style-name="T33">n artefact </text:span><text:span text:style-name="T35">fr</text:span><text:span text:style-name="T33">o</text:span><text:span text:style-name="T35">m</text:span><text:span text:style-name="T33"> exceptions-list</text:span></text:p>
          </table:table-cell>
          <table:covered-table-cell/>
          <table:table-cell table:style-name="Table28.C1" office:value-type="string">
            <text:p text:style-name="P87">4.<text:tab/><text:span text:style-name="T27">Sends notification to ConfigMonitor</text:span><text:span text:style-name="T28"> </text:span><text:span text:style-name="T33">of change to exceptions-list</text:span></text:p>
          </table:table-cell>
        </table:table-row>
        <table:table-row table:style-name="Table28.1">
          <table:table-cell table:style-name="Table28.A1" office:value-type="string">
            <text:p text:style-name="P77"/>
          </table:table-cell>
          <table:covered-table-cell/>
          <table:table-cell table:style-name="Table28.C1" office:value-type="string">
            <text:p text:style-name="P95"/>
          </table:table-cell>
        </table:table-row>
      </table:table>
      <text:h text:style-name="P161" text:outline-level="3">Alternative <text:span text:style-name="T18">2</text:span>: <text:span text:style-name="T19">Cancel at endpoint</text:span><text:span text:style-name="T23">-selection</text:span>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29">Actor Stimulus</text:p>
          </table:table-cell>
          <table:table-cell table:style-name="Table29.A1" table:number-rows-spanned="3" office:value-type="string">
            <text:p text:style-name="P29"/>
          </table:table-cell>
          <table:table-cell table:style-name="Table29.C1" office:value-type="string">
            <text:p text:style-name="P29">System Response</text:p>
          </table:table-cell>
        </table:table-row>
        <table:table-row table:style-name="Table29.1">
          <table:table-cell table:style-name="Table29.A1" office:value-type="string">
            <text:p text:style-name="P74"><text:span text:style-name="T19">5</text:span>. <text:span text:style-name="T19">Selects 'Cancel' from dialog</text:span></text:p>
          </table:table-cell>
          <table:covered-table-cell/>
          <table:table-cell table:style-name="Table29.C1" office:value-type="string">
            <text:p text:style-name="P86"><text:span text:style-name="T19">6</text:span>. <text:span text:style-name="T19">Hides dialog and context menu</text:span></text:p>
          </table:table-cell>
        </table:table-row>
        <table:table-row table:style-name="Table29.1">
          <table:table-cell table:style-name="Table29.A1" office:value-type="string">
            <text:p text:style-name="P65"/>
          </table:table-cell>
          <table:covered-table-cell/>
          <table:table-cell table:style-name="Table29.C1" office:value-type="string">
            <text:p text:style-name="P95"/>
          </table:table-cell>
        </table:table-row>
      </table:table>
      <text:p text:style-name="Standard"/>
      <text:h text:style-name="P154" text:outline-level="2">Synchronise <text:span text:style-name="T37">change</text:span>s</text:h>
      <text:p text:style-name="P12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57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2.B1" table:number-columns-spanned="3" office:value-type="string">
            <text:p text:style-name="P12"><text:span text:style-name="T36">Synchronise</text:span><text:span text:style-name="T16"> </text:span><text:span text:style-name="T38">change</text:span><text:span text:style-name="T16">s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Version</text:p>
          </table:table-cell>
          <table:table-cell table:style-name="Table22.A1" office:value-type="string">
            <text:p text:style-name="P7">1.0</text:p>
          </table:table-cell>
          <table:table-cell table:style-name="Table22.A1" office:value-type="string">
            <text:p text:style-name="P35">Date</text:p>
          </table:table-cell>
          <table:table-cell table:style-name="Table22.B1" office:value-type="string">
            <text:p text:style-name="P7"><text:date style:data-style-name="N76" text:date-value="2013-03-14T11:58:02">14 March 2013</text:date></text:p>
          </table:table-cell>
        </table:table-row>
        <table:table-row table:style-name="Table22.1">
          <table:table-cell table:style-name="Table22.A1" office:value-type="string">
            <text:p text:style-name="P35">Package</text:p>
          </table:table-cell>
          <table:table-cell table:style-name="Table22.B1" table:number-columns-spanned="3" office:value-type="string">
            <text:p text:style-name="P17">LocalSynch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Summary</text:p>
          </table:table-cell>
          <table:table-cell table:style-name="Table22.B1" table:number-columns-spanned="3" office:value-type="string">
            <text:p text:style-name="P52"><text:s/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Primary</text:span><text:span text:style-name="T9"> </text:span><text:span text:style-name="T8">Actor</text:span></text:p>
          </table:table-cell>
          <table:table-cell table:style-name="Table22.B1" table:number-columns-spanned="3" office:value-type="string">
            <text:p text:style-name="P52"><text:span text:style-name="T38">Synch</text:span>Monitor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Secondary</text:span><text:span text:style-name="T9"> </text:span><text:span text:style-name="T8">Actors</text:span></text:p>
          </table:table-cell>
          <table:table-cell table:style-name="Table22.B1" table:number-columns-spanned="3" office:value-type="string">
            <text:p text:style-name="P55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Inherits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Includes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Extension</text:span><text:span text:style-name="T9"> </text:span><text:span text:style-name="T8">Points</text:span>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Business</text:span><text:span text:style-name="T9"> </text:span><text:span text:style-name="T8">Rules</text:span>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Pre-condition(s)</text:p>
          </table:table-cell>
          <table:table-cell table:style-name="Table22.B1" table:number-columns-spanned="3" office:value-type="string">
            <text:p text:style-name="P7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30">Typical<text:span text:style-name="T10"> </text:span>Sequence<text:span text:style-name="T10"> </text:span>of<text:span text:style-name="T10"> </text:span>Events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0">Actor Stimulus</text:p>
          </table:table-cell>
          <table:table-cell table:style-name="Table23.A1" table:number-rows-spanned="5" office:value-type="string">
            <text:p text:style-name="P30"/>
          </table:table-cell>
          <table:table-cell table:style-name="Table23.C1" office:value-type="string">
            <text:p text:style-name="P30">System Response</text:p>
          </table:table-cell>
        </table:table-row>
        <table:table-row table:style-name="Table23.1">
          <table:table-cell table:style-name="Table23.A1" office:value-type="string">
            <text:p text:style-name="P132">1.<text:tab/><text:span text:style-name="T39">Synch</text:span><text:span text:style-name="T28">Monitor r</text:span><text:span text:style-name="T26">equests </text:span><text:span text:style-name="T27">notification for changes </text:span><text:span text:style-name="T39">to unsynched-artefacts list</text:span></text:p>
          </table:table-cell>
          <table:covered-table-cell/>
          <table:table-cell table:style-name="Table23.C1" office:value-type="string">
            <text:p text:style-name="P88">2.<text:tab/><text:span text:style-name="T39">Confirms</text:span></text:p>
          </table:table-cell>
        </table:table-row>
        <table:table-row table:style-name="Table23.1">
          <table:table-cell table:style-name="Table23.A1" office:value-type="string">
            <text:p text:style-name="P67">3.<text:tab/><text:span text:style-name="T40">ConfigMonitor updates unsynched-artefacts list</text:span></text:p>
          </table:table-cell>
          <table:covered-table-cell/>
          <table:table-cell table:style-name="Table23.C1" office:value-type="string">
            <text:p text:style-name="P133">4.<text:tab/><text:span text:style-name="T27">Sends notification to </text:span><text:span text:style-name="T40">Synch</text:span><text:span text:style-name="T27">Monitor</text:span><text:span text:style-name="T28"> </text:span><text:span text:style-name="T33">of change to </text:span><text:span text:style-name="T40">unsynched</text:span><text:span text:style-name="T33">-</text:span><text:span text:style-name="T40">artefacts </text:span><text:span text:style-name="T33">list</text:span></text:p>
          </table:table-cell>
        </table:table-row>
        <table:table-row table:style-name="Table23.1">
          <table:table-cell table:style-name="Table23.A1" office:value-type="string">
            <text:p text:style-name="P67">5.<text:tab/><text:span text:style-name="T40">Analyses list, synchs changes to corresponding endpoints</text:span></text:p>
          </table:table-cell>
          <table:covered-table-cell/>
          <table:table-cell table:style-name="Table23.C1" office:value-type="string">
            <text:p text:style-name="P88">6.<text:tab/></text:p>
          </table:table-cell>
        </table:table-row>
        <table:table-row table:style-name="Table23.1">
          <table:table-cell table:style-name="Table23.A1" office:value-type="string">
            <text:p text:style-name="P67">7.<text:tab/></text:p>
          </table:table-cell>
          <table:covered-table-cell/>
          <table:table-cell table:style-name="Table23.C1" office:value-type="string">
            <text:p text:style-name="P88">8.<text:tab/></text:p>
          </table:table-cell>
        </table:table-row>
      </table:table>
      <text:p text:style-name="P57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35">Post-condition(s)</text:p>
          </table:table-cell>
          <table:table-cell table:style-name="Table30.B1" office:value-type="string">
            <text:p text:style-name="P22">System</text:p>
          </table:table-cell>
        </table:table-row>
      </table:table>
      <text:p text:style-name="P5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 table:style-name="Table31.1">
          <table:table-cell table:style-name="Table31.A1" office:value-type="string">
            <text:p text:style-name="P35">Priority</text:p>
          </table:table-cell>
          <table:table-cell table:style-name="Table31.A1" table:number-columns-spanned="3" office:value-type="string">
            <text:p text:style-name="P7">Highest</text:p>
          </table:table-cell>
          <table:covered-table-cell/>
          <table:covered-table-cell/>
          <table:table-cell table:style-name="Table31.E1" office:value-type="string">
            <text:p text:style-name="P35"/>
          </table:table-cell>
        </table:table-row>
        <table:table-row table:style-name="Table31.1">
          <table:table-cell table:style-name="Table31.A1" office:value-type="string">
            <text:p text:style-name="P7"><text:span text:style-name="T8">Outstanding</text:span><text:span text:style-name="T9"> </text:span><text:span text:style-name="T8">Issues</text:span></text:p>
          </table:table-cell>
          <table:table-cell table:style-name="Table31.A1" table:number-columns-spanned="3" office:value-type="string">
            <text:p text:style-name="P12"/>
          </table:table-cell>
          <table:covered-table-cell/>
          <table:covered-table-cell/>
          <table:table-cell table:style-name="Table31.E2" office:value-type="string">
            <text:p text:style-name="P35"/>
          </table:table-cell>
        </table:table-row>
        <table:table-row table:style-name="Table31.1">
          <table:table-cell table:style-name="Table31.A1" office:value-type="string">
            <text:p text:style-name="P35">Author</text:p>
          </table:table-cell>
          <table:table-cell table:style-name="Table31.A1" table:number-columns-spanned="3" office:value-type="string">
            <text:p text:style-name="P12"><text:initial-creator>Jim Sinclair</text:initial-creator></text:p>
          </table:table-cell>
          <table:covered-table-cell/>
          <table:covered-table-cell/>
          <table:table-cell table:style-name="Table31.E3" office:value-type="string">
            <text:p text:style-name="P40"/>
          </table:table-cell>
        </table:table-row>
        <text:soft-page-break/>
        <table:table-row table:style-name="Table31.1">
          <table:table-cell table:style-name="Table31.A1" office:value-type="string">
            <text:p text:style-name="P57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31.B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A1" office:value-type="string">
            <text:p text:style-name="P35">Version</text:p>
          </table:table-cell>
          <table:table-cell table:style-name="Table31.A1" office:value-type="string">
            <text:p text:style-name="P7">1.0</text:p>
          </table:table-cell>
          <table:table-cell table:style-name="Table31.A1" office:value-type="string">
            <text:p text:style-name="P35">Date</text:p>
          </table:table-cell>
          <table:table-cell table:style-name="Table31.B4" table:number-columns-spanned="2" office:value-type="string">
            <text:p text:style-name="P7"><text:date style:data-style-name="N76" text:date-value="2013-03-14T11:58:02">14 March 2013</text:date></text:p>
          </table:table-cell>
          <table:covered-table-cell/>
        </table:table-row>
      </table:table>
      <text:p text:style-name="P106">Alternative<text:span text:style-name="T10"> </text:span>Sequences<text:span text:style-name="T10"> </text:span>of<text:span text:style-name="T10"> </text:span>Events</text:p>
      <text:h text:style-name="P162" text:outline-level="3">Alternative 1: 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30">Actor Stimulus</text:p>
          </table:table-cell>
          <table:table-cell table:style-name="Table32.A1" table:number-rows-spanned="3" office:value-type="string">
            <text:p text:style-name="P30"/>
          </table:table-cell>
          <table:table-cell table:style-name="Table32.C1" office:value-type="string">
            <text:p text:style-name="P30">System Response</text:p>
          </table:table-cell>
        </table:table-row>
        <table:table-row table:style-name="Table32.1">
          <table:table-cell table:style-name="Table32.A1" office:value-type="string">
            <text:p text:style-name="P76">3.<text:tab/></text:p>
          </table:table-cell>
          <table:covered-table-cell/>
          <table:table-cell table:style-name="Table32.C1" office:value-type="string">
            <text:p text:style-name="P88">4.<text:tab/></text:p>
          </table:table-cell>
        </table:table-row>
        <table:table-row table:style-name="Table32.1">
          <table:table-cell table:style-name="Table32.A1" office:value-type="string">
            <text:p text:style-name="P67">5.<text:tab/></text:p>
          </table:table-cell>
          <table:covered-table-cell/>
          <table:table-cell table:style-name="Table32.C1" office:value-type="string">
            <text:p text:style-name="P96"/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name-asian="Times New Roman" style:font-size-asian="26pt" style:font-weight-asian="bold" style:font-name-complex="Cambria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page-layout style:name="Mpm1" style:page-usage="mirrored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1.501cm" fo:margin-bottom="1.7cm" fo:margin-left="2cm" fo:margin-right="1.3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27cm" fo:margin-bottom="0.801cm" fo:margin-left="2cm" fo:margin-right="1.3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Jim Sinclair</text:p>
        <text:p text:style-name="MP1"><text:date style:data-style-name="N30" text:date-value="2013-03-14T11:58:02">14/03/13</text:date></text:p>
        <text:p text:style-name="MP1"/>
      </style:header>
      <style:header-left style:display="false">
        <text:p text:style-name="Header"/>
      </style:header-left>
      <style:footer>
        <text:p text:style-name="Footer"/>
      </style:footer>
      <style:footer-left style:display="false"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4">
      <style:header>
        <text:p text:style-name="Standard"/>
      </style:header>
      <style:header-left style:display="false">
        <text:p text:style-name="Standard"/>
      </style:header-left>
      <style:footer>
        <text:p text:style-name="MP2"/>
      </style:footer>
      <style:footer-left style:display="false"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Sinclair</meta:initial-creator>
    <meta:creation-date>2012-10-10T23:02:18</meta:creation-date>
    <dc:creator>Jim Sinclair</dc:creator>
    <dc:date>2013-03-14T11:58:02</dc:date>
    <meta:editing-cycles>135</meta:editing-cycles>
    <meta:editing-duration>P2DT16H3M36S</meta:editing-duration>
    <meta:generator>LibreOffice/4.0.0.3$MacOSX_x86 LibreOffice_project/53fd80e80f44edd735c18dbc5b6cde811e0a15c</meta:generator>
    <meta:document-statistic meta:table-count="32" meta:image-count="0" meta:object-count="0" meta:page-count="14" meta:paragraph-count="349" meta:word-count="1249" meta:character-count="8450" meta:non-whitespace-character-count="7533"/>
    <meta:user-defined meta:name="AppVersion">14.0000</meta:user-defined>
    <meta:user-defined meta:name="Company">Apexia Sweden 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